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.AppleSystemUIFont" svg:font-family=".AppleSystemUIFont" style:font-family-generic="swiss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.12cm"/>
    </style:style>
    <style:style style:name="co2" style:family="table-column">
      <style:table-column-properties fo:break-before="auto" style:column-width="3.041cm"/>
    </style:style>
    <style:style style:name="co3" style:family="table-column">
      <style:table-column-properties fo:break-before="auto" style:column-width="9.003cm"/>
    </style:style>
    <style:style style:name="co4" style:family="table-column">
      <style:table-column-properties fo:break-before="auto" style:column-width="2.355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0.864cm"/>
    </style:style>
    <style:style style:name="co7" style:family="table-column">
      <style:table-column-properties fo:break-before="auto" style:column-width="0.982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 table:null-year="1940"/>
      <table:table table:name="kicadpartsplace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Ref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PosX</text:p>
          </table:table-cell>
          <table:table-cell office:value-type="string" calcext:value-type="string">
            <text:p>PosY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Side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office:value-type="float" office:value="68.9" calcext:value-type="float">
            <text:p>68.9</text:p>
          </table:table-cell>
          <table:table-cell office:value-type="float" office:value="-72.75" calcext:value-type="float">
            <text:p>-72.7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2]+37.5" office:value-type="float" office:value="106.4" calcext:value-type="float">
            <text:p>106.4</text:p>
          </table:table-cell>
          <table:table-cell table:formula="of:=[.E2]" office:value-type="float" office:value="-72.75" calcext:value-type="float">
            <text:p>-72.7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3]+37.5" office:value-type="float" office:value="143.9" calcext:value-type="float">
            <text:p>143.9</text:p>
          </table:table-cell>
          <table:table-cell table:formula="of:=[.E3]" office:value-type="float" office:value="-72.75" calcext:value-type="float">
            <text:p>-72.7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4]+37.5" office:value-type="float" office:value="181.4" calcext:value-type="float">
            <text:p>181.4</text:p>
          </table:table-cell>
          <table:table-cell table:formula="of:=[.E4]" office:value-type="float" office:value="-72.75" calcext:value-type="float">
            <text:p>-72.7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5]+37.5" office:value-type="float" office:value="218.9" calcext:value-type="float">
            <text:p>218.9</text:p>
          </table:table-cell>
          <table:table-cell table:formula="of:=[.E5]" office:value-type="float" office:value="-72.75" calcext:value-type="float">
            <text:p>-72.7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6]+37.5" office:value-type="float" office:value="256.4" calcext:value-type="float">
            <text:p>256.4</text:p>
          </table:table-cell>
          <table:table-cell table:formula="of:=[.E6]" office:value-type="float" office:value="-72.75" calcext:value-type="float">
            <text:p>-72.7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7]+37.5" office:value-type="float" office:value="293.9" calcext:value-type="float">
            <text:p>293.9</text:p>
          </table:table-cell>
          <table:table-cell table:formula="of:=[.E7]" office:value-type="float" office:value="-72.75" calcext:value-type="float">
            <text:p>-72.7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8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8]+37.5" office:value-type="float" office:value="331.4" calcext:value-type="float">
            <text:p>331.4</text:p>
          </table:table-cell>
          <table:table-cell table:formula="of:=[.E8]" office:value-type="float" office:value="-72.75" calcext:value-type="float">
            <text:p>-72.7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9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2]" office:value-type="float" office:value="68.9" calcext:value-type="float">
            <text:p>68.9</text:p>
          </table:table-cell>
          <table:table-cell table:formula="of:=[.E2]-37.5" office:value-type="float" office:value="-110.25" calcext:value-type="float">
            <text:p>-110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10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3]" office:value-type="float" office:value="106.4" calcext:value-type="float">
            <text:p>106.4</text:p>
          </table:table-cell>
          <table:table-cell table:formula="of:=[.E3]-37.5" office:value-type="float" office:value="-110.25" calcext:value-type="float">
            <text:p>-110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11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4]" office:value-type="float" office:value="143.9" calcext:value-type="float">
            <text:p>143.9</text:p>
          </table:table-cell>
          <table:table-cell table:formula="of:=[.E4]-37.5" office:value-type="float" office:value="-110.25" calcext:value-type="float">
            <text:p>-110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12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5]" office:value-type="float" office:value="181.4" calcext:value-type="float">
            <text:p>181.4</text:p>
          </table:table-cell>
          <table:table-cell table:formula="of:=[.E5]-37.5" office:value-type="float" office:value="-110.25" calcext:value-type="float">
            <text:p>-110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13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6]" office:value-type="float" office:value="218.9" calcext:value-type="float">
            <text:p>218.9</text:p>
          </table:table-cell>
          <table:table-cell table:formula="of:=[.E6]-37.5" office:value-type="float" office:value="-110.25" calcext:value-type="float">
            <text:p>-110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14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7]" office:value-type="float" office:value="256.4" calcext:value-type="float">
            <text:p>256.4</text:p>
          </table:table-cell>
          <table:table-cell table:formula="of:=[.E7]-37.5" office:value-type="float" office:value="-110.25" calcext:value-type="float">
            <text:p>-110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15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8]" office:value-type="float" office:value="293.9" calcext:value-type="float">
            <text:p>293.9</text:p>
          </table:table-cell>
          <table:table-cell table:formula="of:=[.E8]-37.5" office:value-type="float" office:value="-110.25" calcext:value-type="float">
            <text:p>-110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16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9]" office:value-type="float" office:value="331.4" calcext:value-type="float">
            <text:p>331.4</text:p>
          </table:table-cell>
          <table:table-cell table:formula="of:=[.E9]-37.5" office:value-type="float" office:value="-110.25" calcext:value-type="float">
            <text:p>-110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17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10]" office:value-type="float" office:value="68.9" calcext:value-type="float">
            <text:p>68.9</text:p>
          </table:table-cell>
          <table:table-cell table:formula="of:=[.E10]-37.5" office:value-type="float" office:value="-147.75" calcext:value-type="float">
            <text:p>-147.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18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11]" office:value-type="float" office:value="106.4" calcext:value-type="float">
            <text:p>106.4</text:p>
          </table:table-cell>
          <table:table-cell table:formula="of:=[.E11]-37.5" office:value-type="float" office:value="-147.75" calcext:value-type="float">
            <text:p>-147.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19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12]" office:value-type="float" office:value="143.9" calcext:value-type="float">
            <text:p>143.9</text:p>
          </table:table-cell>
          <table:table-cell table:formula="of:=[.E12]-37.5" office:value-type="float" office:value="-147.75" calcext:value-type="float">
            <text:p>-147.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20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13]" office:value-type="float" office:value="181.4" calcext:value-type="float">
            <text:p>181.4</text:p>
          </table:table-cell>
          <table:table-cell table:formula="of:=[.E13]-37.5" office:value-type="float" office:value="-147.75" calcext:value-type="float">
            <text:p>-147.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21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14]" office:value-type="float" office:value="218.9" calcext:value-type="float">
            <text:p>218.9</text:p>
          </table:table-cell>
          <table:table-cell table:formula="of:=[.E14]-37.5" office:value-type="float" office:value="-147.75" calcext:value-type="float">
            <text:p>-147.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22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15]" office:value-type="float" office:value="256.4" calcext:value-type="float">
            <text:p>256.4</text:p>
          </table:table-cell>
          <table:table-cell table:formula="of:=[.E15]-37.5" office:value-type="float" office:value="-147.75" calcext:value-type="float">
            <text:p>-147.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23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16]" office:value-type="float" office:value="293.9" calcext:value-type="float">
            <text:p>293.9</text:p>
          </table:table-cell>
          <table:table-cell table:formula="of:=[.E16]-37.5" office:value-type="float" office:value="-147.75" calcext:value-type="float">
            <text:p>-147.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24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17]" office:value-type="float" office:value="331.4" calcext:value-type="float">
            <text:p>331.4</text:p>
          </table:table-cell>
          <table:table-cell table:formula="of:=[.E17]-37.5" office:value-type="float" office:value="-147.75" calcext:value-type="float">
            <text:p>-147.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25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18]" office:value-type="float" office:value="68.9" calcext:value-type="float">
            <text:p>68.9</text:p>
          </table:table-cell>
          <table:table-cell table:formula="of:=[.E18]-37.5" office:value-type="float" office:value="-185.25" calcext:value-type="float">
            <text:p>-185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26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19]" office:value-type="float" office:value="106.4" calcext:value-type="float">
            <text:p>106.4</text:p>
          </table:table-cell>
          <table:table-cell table:formula="of:=[.E19]-37.5" office:value-type="float" office:value="-185.25" calcext:value-type="float">
            <text:p>-185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27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20]" office:value-type="float" office:value="143.9" calcext:value-type="float">
            <text:p>143.9</text:p>
          </table:table-cell>
          <table:table-cell table:formula="of:=[.E20]-37.5" office:value-type="float" office:value="-185.25" calcext:value-type="float">
            <text:p>-185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28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21]" office:value-type="float" office:value="181.4" calcext:value-type="float">
            <text:p>181.4</text:p>
          </table:table-cell>
          <table:table-cell table:formula="of:=[.E21]-37.5" office:value-type="float" office:value="-185.25" calcext:value-type="float">
            <text:p>-185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29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22]" office:value-type="float" office:value="218.9" calcext:value-type="float">
            <text:p>218.9</text:p>
          </table:table-cell>
          <table:table-cell table:formula="of:=[.E22]-37.5" office:value-type="float" office:value="-185.25" calcext:value-type="float">
            <text:p>-185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30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23]" office:value-type="float" office:value="256.4" calcext:value-type="float">
            <text:p>256.4</text:p>
          </table:table-cell>
          <table:table-cell table:formula="of:=[.E23]-37.5" office:value-type="float" office:value="-185.25" calcext:value-type="float">
            <text:p>-185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31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24]" office:value-type="float" office:value="293.9" calcext:value-type="float">
            <text:p>293.9</text:p>
          </table:table-cell>
          <table:table-cell table:formula="of:=[.E24]-37.5" office:value-type="float" office:value="-185.25" calcext:value-type="float">
            <text:p>-185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32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25]" office:value-type="float" office:value="331.4" calcext:value-type="float">
            <text:p>331.4</text:p>
          </table:table-cell>
          <table:table-cell table:formula="of:=[.E25]-37.5" office:value-type="float" office:value="-185.25" calcext:value-type="float">
            <text:p>-185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33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26]" office:value-type="float" office:value="68.9" calcext:value-type="float">
            <text:p>68.9</text:p>
          </table:table-cell>
          <table:table-cell table:formula="of:=[.E26]-37.5" office:value-type="float" office:value="-222.75" calcext:value-type="float">
            <text:p>-222.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34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27]" office:value-type="float" office:value="106.4" calcext:value-type="float">
            <text:p>106.4</text:p>
          </table:table-cell>
          <table:table-cell table:formula="of:=[.E27]-37.5" office:value-type="float" office:value="-222.75" calcext:value-type="float">
            <text:p>-222.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35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28]" office:value-type="float" office:value="143.9" calcext:value-type="float">
            <text:p>143.9</text:p>
          </table:table-cell>
          <table:table-cell table:formula="of:=[.E28]-37.5" office:value-type="float" office:value="-222.75" calcext:value-type="float">
            <text:p>-222.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36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29]" office:value-type="float" office:value="181.4" calcext:value-type="float">
            <text:p>181.4</text:p>
          </table:table-cell>
          <table:table-cell table:formula="of:=[.E29]-37.5" office:value-type="float" office:value="-222.75" calcext:value-type="float">
            <text:p>-222.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37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30]" office:value-type="float" office:value="218.9" calcext:value-type="float">
            <text:p>218.9</text:p>
          </table:table-cell>
          <table:table-cell table:formula="of:=[.E30]-37.5" office:value-type="float" office:value="-222.75" calcext:value-type="float">
            <text:p>-222.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38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31]" office:value-type="float" office:value="256.4" calcext:value-type="float">
            <text:p>256.4</text:p>
          </table:table-cell>
          <table:table-cell table:formula="of:=[.E31]-37.5" office:value-type="float" office:value="-222.75" calcext:value-type="float">
            <text:p>-222.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39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32]" office:value-type="float" office:value="293.9" calcext:value-type="float">
            <text:p>293.9</text:p>
          </table:table-cell>
          <table:table-cell table:formula="of:=[.E32]-37.5" office:value-type="float" office:value="-222.75" calcext:value-type="float">
            <text:p>-222.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40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33]" office:value-type="float" office:value="331.4" calcext:value-type="float">
            <text:p>331.4</text:p>
          </table:table-cell>
          <table:table-cell table:formula="of:=[.E33]-37.5" office:value-type="float" office:value="-222.75" calcext:value-type="float">
            <text:p>-222.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41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34]" office:value-type="float" office:value="68.9" calcext:value-type="float">
            <text:p>68.9</text:p>
          </table:table-cell>
          <table:table-cell table:formula="of:=[.E34]-37.5" office:value-type="float" office:value="-260.25" calcext:value-type="float">
            <text:p>-260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42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35]" office:value-type="float" office:value="106.4" calcext:value-type="float">
            <text:p>106.4</text:p>
          </table:table-cell>
          <table:table-cell table:formula="of:=[.E35]-37.5" office:value-type="float" office:value="-260.25" calcext:value-type="float">
            <text:p>-260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43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36]" office:value-type="float" office:value="143.9" calcext:value-type="float">
            <text:p>143.9</text:p>
          </table:table-cell>
          <table:table-cell table:formula="of:=[.E36]-37.5" office:value-type="float" office:value="-260.25" calcext:value-type="float">
            <text:p>-260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44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37]" office:value-type="float" office:value="181.4" calcext:value-type="float">
            <text:p>181.4</text:p>
          </table:table-cell>
          <table:table-cell table:formula="of:=[.E37]-37.5" office:value-type="float" office:value="-260.25" calcext:value-type="float">
            <text:p>-260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45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38]" office:value-type="float" office:value="218.9" calcext:value-type="float">
            <text:p>218.9</text:p>
          </table:table-cell>
          <table:table-cell table:formula="of:=[.E38]-37.5" office:value-type="float" office:value="-260.25" calcext:value-type="float">
            <text:p>-260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46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39]" office:value-type="float" office:value="256.4" calcext:value-type="float">
            <text:p>256.4</text:p>
          </table:table-cell>
          <table:table-cell table:formula="of:=[.E39]-37.5" office:value-type="float" office:value="-260.25" calcext:value-type="float">
            <text:p>-260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47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40]" office:value-type="float" office:value="293.9" calcext:value-type="float">
            <text:p>293.9</text:p>
          </table:table-cell>
          <table:table-cell table:formula="of:=[.E40]-37.5" office:value-type="float" office:value="-260.25" calcext:value-type="float">
            <text:p>-260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48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41]" office:value-type="float" office:value="331.4" calcext:value-type="float">
            <text:p>331.4</text:p>
          </table:table-cell>
          <table:table-cell table:formula="of:=[.E41]-37.5" office:value-type="float" office:value="-260.25" calcext:value-type="float">
            <text:p>-260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49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42]" office:value-type="float" office:value="68.9" calcext:value-type="float">
            <text:p>68.9</text:p>
          </table:table-cell>
          <table:table-cell table:formula="of:=[.E42]-37.5" office:value-type="float" office:value="-297.75" calcext:value-type="float">
            <text:p>-297.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50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43]" office:value-type="float" office:value="106.4" calcext:value-type="float">
            <text:p>106.4</text:p>
          </table:table-cell>
          <table:table-cell table:formula="of:=[.E43]-37.5" office:value-type="float" office:value="-297.75" calcext:value-type="float">
            <text:p>-297.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51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44]" office:value-type="float" office:value="143.9" calcext:value-type="float">
            <text:p>143.9</text:p>
          </table:table-cell>
          <table:table-cell table:formula="of:=[.E44]-37.5" office:value-type="float" office:value="-297.75" calcext:value-type="float">
            <text:p>-297.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52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45]" office:value-type="float" office:value="181.4" calcext:value-type="float">
            <text:p>181.4</text:p>
          </table:table-cell>
          <table:table-cell table:formula="of:=[.E45]-37.5" office:value-type="float" office:value="-297.75" calcext:value-type="float">
            <text:p>-297.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53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46]" office:value-type="float" office:value="218.9" calcext:value-type="float">
            <text:p>218.9</text:p>
          </table:table-cell>
          <table:table-cell table:formula="of:=[.E46]-37.5" office:value-type="float" office:value="-297.75" calcext:value-type="float">
            <text:p>-297.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54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47]" office:value-type="float" office:value="256.4" calcext:value-type="float">
            <text:p>256.4</text:p>
          </table:table-cell>
          <table:table-cell table:formula="of:=[.E47]-37.5" office:value-type="float" office:value="-297.75" calcext:value-type="float">
            <text:p>-297.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55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48]" office:value-type="float" office:value="293.9" calcext:value-type="float">
            <text:p>293.9</text:p>
          </table:table-cell>
          <table:table-cell table:formula="of:=[.E48]-37.5" office:value-type="float" office:value="-297.75" calcext:value-type="float">
            <text:p>-297.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56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49]" office:value-type="float" office:value="331.4" calcext:value-type="float">
            <text:p>331.4</text:p>
          </table:table-cell>
          <table:table-cell table:formula="of:=[.E49]-37.5" office:value-type="float" office:value="-297.75" calcext:value-type="float">
            <text:p>-297.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57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50]" office:value-type="float" office:value="68.9" calcext:value-type="float">
            <text:p>68.9</text:p>
          </table:table-cell>
          <table:table-cell table:formula="of:=[.E50]-37.5" office:value-type="float" office:value="-335.25" calcext:value-type="float">
            <text:p>-335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58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51]" office:value-type="float" office:value="106.4" calcext:value-type="float">
            <text:p>106.4</text:p>
          </table:table-cell>
          <table:table-cell table:formula="of:=[.E51]-37.5" office:value-type="float" office:value="-335.25" calcext:value-type="float">
            <text:p>-335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59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52]" office:value-type="float" office:value="143.9" calcext:value-type="float">
            <text:p>143.9</text:p>
          </table:table-cell>
          <table:table-cell table:formula="of:=[.E52]-37.5" office:value-type="float" office:value="-335.25" calcext:value-type="float">
            <text:p>-335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60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53]" office:value-type="float" office:value="181.4" calcext:value-type="float">
            <text:p>181.4</text:p>
          </table:table-cell>
          <table:table-cell table:formula="of:=[.E53]-37.5" office:value-type="float" office:value="-335.25" calcext:value-type="float">
            <text:p>-335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61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54]" office:value-type="float" office:value="218.9" calcext:value-type="float">
            <text:p>218.9</text:p>
          </table:table-cell>
          <table:table-cell table:formula="of:=[.E54]-37.5" office:value-type="float" office:value="-335.25" calcext:value-type="float">
            <text:p>-335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62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55]" office:value-type="float" office:value="256.4" calcext:value-type="float">
            <text:p>256.4</text:p>
          </table:table-cell>
          <table:table-cell table:formula="of:=[.E55]-37.5" office:value-type="float" office:value="-335.25" calcext:value-type="float">
            <text:p>-335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63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56]" office:value-type="float" office:value="293.9" calcext:value-type="float">
            <text:p>293.9</text:p>
          </table:table-cell>
          <table:table-cell table:formula="of:=[.E56]-37.5" office:value-type="float" office:value="-335.25" calcext:value-type="float">
            <text:p>-335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64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57]" office:value-type="float" office:value="331.4" calcext:value-type="float">
            <text:p>331.4</text:p>
          </table:table-cell>
          <table:table-cell table:formula="of:=[.E57]-37.5" office:value-type="float" office:value="-335.25" calcext:value-type="float">
            <text:p>-335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65</text:p>
          </table:table-cell>
          <table:table-cell office:value-type="string" calcext:value-type="string">
            <text:p>100uF</text:p>
          </table:table-cell>
          <table:table-cell office:value-type="string" calcext:value-type="string">
            <text:p>C_1206_3216Metric_Pad1.33x1.80mm_HandSolder</text:p>
          </table:table-cell>
          <table:table-cell office:value-type="float" office:value="68.75" calcext:value-type="float">
            <text:p>68.75</text:p>
          </table:table-cell>
          <table:table-cell office:value-type="float" office:value="-60.75" calcext:value-type="float">
            <text:p>-60.7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66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66]+37.5" office:value-type="float" office:value="106.25" calcext:value-type="float">
            <text:p>106.25</text:p>
          </table:table-cell>
          <table:table-cell office:value-type="float" office:value="-60.75" calcext:value-type="float">
            <text:p>-60.7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67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67]+37.5" office:value-type="float" office:value="143.75" calcext:value-type="float">
            <text:p>143.75</text:p>
          </table:table-cell>
          <table:table-cell office:value-type="float" office:value="-60.75" calcext:value-type="float">
            <text:p>-60.7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68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68]+37.5" office:value-type="float" office:value="181.25" calcext:value-type="float">
            <text:p>181.25</text:p>
          </table:table-cell>
          <table:table-cell office:value-type="float" office:value="-60.75" calcext:value-type="float">
            <text:p>-60.7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69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69]+37.5" office:value-type="float" office:value="218.75" calcext:value-type="float">
            <text:p>218.75</text:p>
          </table:table-cell>
          <table:table-cell office:value-type="float" office:value="-60.75" calcext:value-type="float">
            <text:p>-60.7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70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70]+37.5" office:value-type="float" office:value="256.25" calcext:value-type="float">
            <text:p>256.25</text:p>
          </table:table-cell>
          <table:table-cell office:value-type="float" office:value="-60.75" calcext:value-type="float">
            <text:p>-60.7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71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71]+37.5" office:value-type="float" office:value="293.75" calcext:value-type="float">
            <text:p>293.75</text:p>
          </table:table-cell>
          <table:table-cell office:value-type="float" office:value="-60.75" calcext:value-type="float">
            <text:p>-60.7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72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72]+37.5" office:value-type="float" office:value="331.25" calcext:value-type="float">
            <text:p>331.25</text:p>
          </table:table-cell>
          <table:table-cell office:value-type="float" office:value="-60.75" calcext:value-type="float">
            <text:p>-60.7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73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office:value-type="float" office:value="68.75" calcext:value-type="float">
            <text:p>68.75</text:p>
          </table:table-cell>
          <table:table-cell table:formula="of:=[.E66]-37.5" office:value-type="float" office:value="-98.25" calcext:value-type="float">
            <text:p>-98.2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74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74]+37.5" office:value-type="float" office:value="106.25" calcext:value-type="float">
            <text:p>106.25</text:p>
          </table:table-cell>
          <table:table-cell table:formula="of:=[.E67]-37.5" office:value-type="float" office:value="-98.25" calcext:value-type="float">
            <text:p>-98.2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75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75]+37.5" office:value-type="float" office:value="143.75" calcext:value-type="float">
            <text:p>143.75</text:p>
          </table:table-cell>
          <table:table-cell table:formula="of:=[.E68]-37.5" office:value-type="float" office:value="-98.25" calcext:value-type="float">
            <text:p>-98.2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76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76]+37.5" office:value-type="float" office:value="181.25" calcext:value-type="float">
            <text:p>181.25</text:p>
          </table:table-cell>
          <table:table-cell table:formula="of:=[.E69]-37.5" office:value-type="float" office:value="-98.25" calcext:value-type="float">
            <text:p>-98.2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77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77]+37.5" office:value-type="float" office:value="218.75" calcext:value-type="float">
            <text:p>218.75</text:p>
          </table:table-cell>
          <table:table-cell table:formula="of:=[.E70]-37.5" office:value-type="float" office:value="-98.25" calcext:value-type="float">
            <text:p>-98.2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78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78]+37.5" office:value-type="float" office:value="256.25" calcext:value-type="float">
            <text:p>256.25</text:p>
          </table:table-cell>
          <table:table-cell table:formula="of:=[.E71]-37.5" office:value-type="float" office:value="-98.25" calcext:value-type="float">
            <text:p>-98.2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79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79]+37.5" office:value-type="float" office:value="293.75" calcext:value-type="float">
            <text:p>293.75</text:p>
          </table:table-cell>
          <table:table-cell table:formula="of:=[.E72]-37.5" office:value-type="float" office:value="-98.25" calcext:value-type="float">
            <text:p>-98.2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80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80]+37.5" office:value-type="float" office:value="331.25" calcext:value-type="float">
            <text:p>331.25</text:p>
          </table:table-cell>
          <table:table-cell table:formula="of:=[.E73]-37.5" office:value-type="float" office:value="-98.25" calcext:value-type="float">
            <text:p>-98.2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81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office:value-type="float" office:value="68.75" calcext:value-type="float">
            <text:p>68.75</text:p>
          </table:table-cell>
          <table:table-cell table:formula="of:=[.E74]-37.5" office:value-type="float" office:value="-135.75" calcext:value-type="float">
            <text:p>-135.7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82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82]+37.5" office:value-type="float" office:value="106.25" calcext:value-type="float">
            <text:p>106.25</text:p>
          </table:table-cell>
          <table:table-cell table:formula="of:=[.E75]-37.5" office:value-type="float" office:value="-135.75" calcext:value-type="float">
            <text:p>-135.7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83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83]+37.5" office:value-type="float" office:value="143.75" calcext:value-type="float">
            <text:p>143.75</text:p>
          </table:table-cell>
          <table:table-cell table:formula="of:=[.E76]-37.5" office:value-type="float" office:value="-135.75" calcext:value-type="float">
            <text:p>-135.7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84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84]+37.5" office:value-type="float" office:value="181.25" calcext:value-type="float">
            <text:p>181.25</text:p>
          </table:table-cell>
          <table:table-cell table:formula="of:=[.E77]-37.5" office:value-type="float" office:value="-135.75" calcext:value-type="float">
            <text:p>-135.7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85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85]+37.5" office:value-type="float" office:value="218.75" calcext:value-type="float">
            <text:p>218.75</text:p>
          </table:table-cell>
          <table:table-cell table:formula="of:=[.E78]-37.5" office:value-type="float" office:value="-135.75" calcext:value-type="float">
            <text:p>-135.7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86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86]+37.5" office:value-type="float" office:value="256.25" calcext:value-type="float">
            <text:p>256.25</text:p>
          </table:table-cell>
          <table:table-cell table:formula="of:=[.E79]-37.5" office:value-type="float" office:value="-135.75" calcext:value-type="float">
            <text:p>-135.7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87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87]+37.5" office:value-type="float" office:value="293.75" calcext:value-type="float">
            <text:p>293.75</text:p>
          </table:table-cell>
          <table:table-cell table:formula="of:=[.E80]-37.5" office:value-type="float" office:value="-135.75" calcext:value-type="float">
            <text:p>-135.7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88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88]+37.5" office:value-type="float" office:value="331.25" calcext:value-type="float">
            <text:p>331.25</text:p>
          </table:table-cell>
          <table:table-cell table:formula="of:=[.E81]-37.5" office:value-type="float" office:value="-135.75" calcext:value-type="float">
            <text:p>-135.7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89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office:value-type="float" office:value="68.75" calcext:value-type="float">
            <text:p>68.75</text:p>
          </table:table-cell>
          <table:table-cell table:formula="of:=[.E82]-37.5" office:value-type="float" office:value="-173.25" calcext:value-type="float">
            <text:p>-173.2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90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90]+37.5" office:value-type="float" office:value="106.25" calcext:value-type="float">
            <text:p>106.25</text:p>
          </table:table-cell>
          <table:table-cell table:formula="of:=[.E83]-37.5" office:value-type="float" office:value="-173.25" calcext:value-type="float">
            <text:p>-173.2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91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91]+37.5" office:value-type="float" office:value="143.75" calcext:value-type="float">
            <text:p>143.75</text:p>
          </table:table-cell>
          <table:table-cell table:formula="of:=[.E84]-37.5" office:value-type="float" office:value="-173.25" calcext:value-type="float">
            <text:p>-173.2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92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92]+37.5" office:value-type="float" office:value="181.25" calcext:value-type="float">
            <text:p>181.25</text:p>
          </table:table-cell>
          <table:table-cell table:formula="of:=[.E85]-37.5" office:value-type="float" office:value="-173.25" calcext:value-type="float">
            <text:p>-173.2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93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93]+37.5" office:value-type="float" office:value="218.75" calcext:value-type="float">
            <text:p>218.75</text:p>
          </table:table-cell>
          <table:table-cell table:formula="of:=[.E86]-37.5" office:value-type="float" office:value="-173.25" calcext:value-type="float">
            <text:p>-173.2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94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94]+37.5" office:value-type="float" office:value="256.25" calcext:value-type="float">
            <text:p>256.25</text:p>
          </table:table-cell>
          <table:table-cell table:formula="of:=[.E87]-37.5" office:value-type="float" office:value="-173.25" calcext:value-type="float">
            <text:p>-173.2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95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95]+37.5" office:value-type="float" office:value="293.75" calcext:value-type="float">
            <text:p>293.75</text:p>
          </table:table-cell>
          <table:table-cell table:formula="of:=[.E88]-37.5" office:value-type="float" office:value="-173.25" calcext:value-type="float">
            <text:p>-173.2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96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96]+37.5" office:value-type="float" office:value="331.25" calcext:value-type="float">
            <text:p>331.25</text:p>
          </table:table-cell>
          <table:table-cell table:formula="of:=[.E89]-37.5" office:value-type="float" office:value="-173.25" calcext:value-type="float">
            <text:p>-173.2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97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office:value-type="float" office:value="68.75" calcext:value-type="float">
            <text:p>68.75</text:p>
          </table:table-cell>
          <table:table-cell table:formula="of:=[.E90]-37.5" office:value-type="float" office:value="-210.75" calcext:value-type="float">
            <text:p>-210.7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98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98]+37.5" office:value-type="float" office:value="106.25" calcext:value-type="float">
            <text:p>106.25</text:p>
          </table:table-cell>
          <table:table-cell table:formula="of:=[.E91]-37.5" office:value-type="float" office:value="-210.75" calcext:value-type="float">
            <text:p>-210.7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99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99]+37.5" office:value-type="float" office:value="143.75" calcext:value-type="float">
            <text:p>143.75</text:p>
          </table:table-cell>
          <table:table-cell table:formula="of:=[.E92]-37.5" office:value-type="float" office:value="-210.75" calcext:value-type="float">
            <text:p>-210.7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100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100]+37.5" office:value-type="float" office:value="181.25" calcext:value-type="float">
            <text:p>181.25</text:p>
          </table:table-cell>
          <table:table-cell table:formula="of:=[.E93]-37.5" office:value-type="float" office:value="-210.75" calcext:value-type="float">
            <text:p>-210.7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101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101]+37.5" office:value-type="float" office:value="218.75" calcext:value-type="float">
            <text:p>218.75</text:p>
          </table:table-cell>
          <table:table-cell table:formula="of:=[.E94]-37.5" office:value-type="float" office:value="-210.75" calcext:value-type="float">
            <text:p>-210.7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102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102]+37.5" office:value-type="float" office:value="256.25" calcext:value-type="float">
            <text:p>256.25</text:p>
          </table:table-cell>
          <table:table-cell table:formula="of:=[.E95]-37.5" office:value-type="float" office:value="-210.75" calcext:value-type="float">
            <text:p>-210.7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103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103]+37.5" office:value-type="float" office:value="293.75" calcext:value-type="float">
            <text:p>293.75</text:p>
          </table:table-cell>
          <table:table-cell table:formula="of:=[.E96]-37.5" office:value-type="float" office:value="-210.75" calcext:value-type="float">
            <text:p>-210.7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104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104]+37.5" office:value-type="float" office:value="331.25" calcext:value-type="float">
            <text:p>331.25</text:p>
          </table:table-cell>
          <table:table-cell table:formula="of:=[.E97]-37.5" office:value-type="float" office:value="-210.75" calcext:value-type="float">
            <text:p>-210.7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105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office:value-type="float" office:value="68.75" calcext:value-type="float">
            <text:p>68.75</text:p>
          </table:table-cell>
          <table:table-cell table:formula="of:=[.E98]-37.5" office:value-type="float" office:value="-248.25" calcext:value-type="float">
            <text:p>-248.2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106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106]+37.5" office:value-type="float" office:value="106.25" calcext:value-type="float">
            <text:p>106.25</text:p>
          </table:table-cell>
          <table:table-cell table:formula="of:=[.E99]-37.5" office:value-type="float" office:value="-248.25" calcext:value-type="float">
            <text:p>-248.2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107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107]+37.5" office:value-type="float" office:value="143.75" calcext:value-type="float">
            <text:p>143.75</text:p>
          </table:table-cell>
          <table:table-cell table:formula="of:=[.E100]-37.5" office:value-type="float" office:value="-248.25" calcext:value-type="float">
            <text:p>-248.2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108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108]+37.5" office:value-type="float" office:value="181.25" calcext:value-type="float">
            <text:p>181.25</text:p>
          </table:table-cell>
          <table:table-cell table:formula="of:=[.E101]-37.5" office:value-type="float" office:value="-248.25" calcext:value-type="float">
            <text:p>-248.2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109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109]+37.5" office:value-type="float" office:value="218.75" calcext:value-type="float">
            <text:p>218.75</text:p>
          </table:table-cell>
          <table:table-cell table:formula="of:=[.E102]-37.5" office:value-type="float" office:value="-248.25" calcext:value-type="float">
            <text:p>-248.2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110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110]+37.5" office:value-type="float" office:value="256.25" calcext:value-type="float">
            <text:p>256.25</text:p>
          </table:table-cell>
          <table:table-cell table:formula="of:=[.E103]-37.5" office:value-type="float" office:value="-248.25" calcext:value-type="float">
            <text:p>-248.2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111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111]+37.5" office:value-type="float" office:value="293.75" calcext:value-type="float">
            <text:p>293.75</text:p>
          </table:table-cell>
          <table:table-cell table:formula="of:=[.E104]-37.5" office:value-type="float" office:value="-248.25" calcext:value-type="float">
            <text:p>-248.2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112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112]+37.5" office:value-type="float" office:value="331.25" calcext:value-type="float">
            <text:p>331.25</text:p>
          </table:table-cell>
          <table:table-cell table:formula="of:=[.E105]-37.5" office:value-type="float" office:value="-248.25" calcext:value-type="float">
            <text:p>-248.2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113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office:value-type="float" office:value="68.75" calcext:value-type="float">
            <text:p>68.75</text:p>
          </table:table-cell>
          <table:table-cell table:formula="of:=[.E106]-37.5" office:value-type="float" office:value="-285.75" calcext:value-type="float">
            <text:p>-285.7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114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114]+37.5" office:value-type="float" office:value="106.25" calcext:value-type="float">
            <text:p>106.25</text:p>
          </table:table-cell>
          <table:table-cell table:formula="of:=[.E107]-37.5" office:value-type="float" office:value="-285.75" calcext:value-type="float">
            <text:p>-285.7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115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115]+37.5" office:value-type="float" office:value="143.75" calcext:value-type="float">
            <text:p>143.75</text:p>
          </table:table-cell>
          <table:table-cell table:formula="of:=[.E108]-37.5" office:value-type="float" office:value="-285.75" calcext:value-type="float">
            <text:p>-285.7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116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116]+37.5" office:value-type="float" office:value="181.25" calcext:value-type="float">
            <text:p>181.25</text:p>
          </table:table-cell>
          <table:table-cell table:formula="of:=[.E109]-37.5" office:value-type="float" office:value="-285.75" calcext:value-type="float">
            <text:p>-285.7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117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117]+37.5" office:value-type="float" office:value="218.75" calcext:value-type="float">
            <text:p>218.75</text:p>
          </table:table-cell>
          <table:table-cell table:formula="of:=[.E110]-37.5" office:value-type="float" office:value="-285.75" calcext:value-type="float">
            <text:p>-285.7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118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118]+37.5" office:value-type="float" office:value="256.25" calcext:value-type="float">
            <text:p>256.25</text:p>
          </table:table-cell>
          <table:table-cell table:formula="of:=[.E111]-37.5" office:value-type="float" office:value="-285.75" calcext:value-type="float">
            <text:p>-285.7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119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119]+37.5" office:value-type="float" office:value="293.75" calcext:value-type="float">
            <text:p>293.75</text:p>
          </table:table-cell>
          <table:table-cell table:formula="of:=[.E112]-37.5" office:value-type="float" office:value="-285.75" calcext:value-type="float">
            <text:p>-285.7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120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120]+37.5" office:value-type="float" office:value="331.25" calcext:value-type="float">
            <text:p>331.25</text:p>
          </table:table-cell>
          <table:table-cell table:formula="of:=[.E113]-37.5" office:value-type="float" office:value="-285.75" calcext:value-type="float">
            <text:p>-285.7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121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office:value-type="float" office:value="68.75" calcext:value-type="float">
            <text:p>68.75</text:p>
          </table:table-cell>
          <table:table-cell table:formula="of:=[.E114]-37.5" office:value-type="float" office:value="-323.25" calcext:value-type="float">
            <text:p>-323.2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122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122]+37.5" office:value-type="float" office:value="106.25" calcext:value-type="float">
            <text:p>106.25</text:p>
          </table:table-cell>
          <table:table-cell table:formula="of:=[.E115]-37.5" office:value-type="float" office:value="-323.25" calcext:value-type="float">
            <text:p>-323.2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123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123]+37.5" office:value-type="float" office:value="143.75" calcext:value-type="float">
            <text:p>143.75</text:p>
          </table:table-cell>
          <table:table-cell table:formula="of:=[.E116]-37.5" office:value-type="float" office:value="-323.25" calcext:value-type="float">
            <text:p>-323.2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124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124]+37.5" office:value-type="float" office:value="181.25" calcext:value-type="float">
            <text:p>181.25</text:p>
          </table:table-cell>
          <table:table-cell table:formula="of:=[.E117]-37.5" office:value-type="float" office:value="-323.25" calcext:value-type="float">
            <text:p>-323.2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125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125]+37.5" office:value-type="float" office:value="218.75" calcext:value-type="float">
            <text:p>218.75</text:p>
          </table:table-cell>
          <table:table-cell table:formula="of:=[.E118]-37.5" office:value-type="float" office:value="-323.25" calcext:value-type="float">
            <text:p>-323.2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126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126]+37.5" office:value-type="float" office:value="256.25" calcext:value-type="float">
            <text:p>256.25</text:p>
          </table:table-cell>
          <table:table-cell table:formula="of:=[.E119]-37.5" office:value-type="float" office:value="-323.25" calcext:value-type="float">
            <text:p>-323.2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127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127]+37.5" office:value-type="float" office:value="293.75" calcext:value-type="float">
            <text:p>293.75</text:p>
          </table:table-cell>
          <table:table-cell table:formula="of:=[.E120]-37.5" office:value-type="float" office:value="-323.25" calcext:value-type="float">
            <text:p>-323.2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128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128]+37.5" office:value-type="float" office:value="331.25" calcext:value-type="float">
            <text:p>331.25</text:p>
          </table:table-cell>
          <table:table-cell table:formula="of:=[.E121]-37.5" office:value-type="float" office:value="-323.25" calcext:value-type="float">
            <text:p>-323.2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LED_WS2812B_PLCC4_5.0x5.0mm_P3.2mm</text:p>
          </table:table-cell>
          <table:table-cell office:value-type="float" office:value="68.8" calcext:value-type="float">
            <text:p>68.8</text:p>
          </table:table-cell>
          <table:table-cell office:value-type="float" office:value="-68.65" calcext:value-type="float">
            <text:p>-68.6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LED_WS2812B_PLCC4_5.0x5.0mm_P3.2mm</text:p>
          </table:table-cell>
          <table:table-cell table:formula="of:=[.D130]+37.5" office:value-type="float" office:value="106.3" calcext:value-type="float">
            <text:p>106.3</text:p>
          </table:table-cell>
          <table:table-cell office:value-type="float" office:value="-68.65" calcext:value-type="float">
            <text:p>-68.6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D3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LED_WS2812B_PLCC4_5.0x5.0mm_P3.2mm</text:p>
          </table:table-cell>
          <table:table-cell table:formula="of:=[.D131]+37.5" office:value-type="float" office:value="143.8" calcext:value-type="float">
            <text:p>143.8</text:p>
          </table:table-cell>
          <table:table-cell office:value-type="float" office:value="-68.65" calcext:value-type="float">
            <text:p>-68.6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D4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LED_WS2812B_PLCC4_5.0x5.0mm_P3.2mm</text:p>
          </table:table-cell>
          <table:table-cell table:formula="of:=[.D132]+37.5" office:value-type="float" office:value="181.3" calcext:value-type="float">
            <text:p>181.3</text:p>
          </table:table-cell>
          <table:table-cell office:value-type="float" office:value="-68.65" calcext:value-type="float">
            <text:p>-68.6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D5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LED_WS2812B_PLCC4_5.0x5.0mm_P3.2mm</text:p>
          </table:table-cell>
          <table:table-cell table:formula="of:=[.D133]+37.5" office:value-type="float" office:value="218.8" calcext:value-type="float">
            <text:p>218.8</text:p>
          </table:table-cell>
          <table:table-cell office:value-type="float" office:value="-68.65" calcext:value-type="float">
            <text:p>-68.6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D6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LED_WS2812B_PLCC4_5.0x5.0mm_P3.2mm</text:p>
          </table:table-cell>
          <table:table-cell table:formula="of:=[.D134]+37.5" office:value-type="float" office:value="256.3" calcext:value-type="float">
            <text:p>256.3</text:p>
          </table:table-cell>
          <table:table-cell office:value-type="float" office:value="-68.65" calcext:value-type="float">
            <text:p>-68.6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D7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LED_WS2812B_PLCC4_5.0x5.0mm_P3.2mm</text:p>
          </table:table-cell>
          <table:table-cell table:formula="of:=[.D135]+37.5" office:value-type="float" office:value="293.8" calcext:value-type="float">
            <text:p>293.8</text:p>
          </table:table-cell>
          <table:table-cell office:value-type="float" office:value="-68.65" calcext:value-type="float">
            <text:p>-68.6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D8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LED_WS2812B_PLCC4_5.0x5.0mm_P3.2mm</text:p>
          </table:table-cell>
          <table:table-cell table:formula="of:=[.D136]+37.5" office:value-type="float" office:value="331.3" calcext:value-type="float">
            <text:p>331.3</text:p>
          </table:table-cell>
          <table:table-cell office:value-type="float" office:value="-68.65" calcext:value-type="float">
            <text:p>-68.6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D9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LED_WS2812B_PLCC4_5.0x5.0mm_P3.2mm</text:p>
          </table:table-cell>
          <table:table-cell table:formula="of:=[.D137]" office:value-type="float" office:value="331.3" calcext:value-type="float">
            <text:p>331.3</text:p>
          </table:table-cell>
          <table:table-cell table:formula="of:=[.E130]-37.5" office:value-type="float" office:value="-106.15" calcext:value-type="float">
            <text:p>-106.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D10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LED_WS2812B_PLCC4_5.0x5.0mm_P3.2mm</text:p>
          </table:table-cell>
          <table:table-cell table:formula="of:=[.D138]-37.5" office:value-type="float" office:value="293.8" calcext:value-type="float">
            <text:p>293.8</text:p>
          </table:table-cell>
          <table:table-cell table:formula="of:=[.E131]-37.5" office:value-type="float" office:value="-106.15" calcext:value-type="float">
            <text:p>-106.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D11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LED_WS2812B_PLCC4_5.0x5.0mm_P3.2mm</text:p>
          </table:table-cell>
          <table:table-cell table:formula="of:=[.D139]-37.5" office:value-type="float" office:value="256.3" calcext:value-type="float">
            <text:p>256.3</text:p>
          </table:table-cell>
          <table:table-cell table:formula="of:=[.E132]-37.5" office:value-type="float" office:value="-106.15" calcext:value-type="float">
            <text:p>-106.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D12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LED_WS2812B_PLCC4_5.0x5.0mm_P3.2mm</text:p>
          </table:table-cell>
          <table:table-cell table:formula="of:=[.D140]-37.5" office:value-type="float" office:value="218.8" calcext:value-type="float">
            <text:p>218.8</text:p>
          </table:table-cell>
          <table:table-cell table:formula="of:=[.E133]-37.5" office:value-type="float" office:value="-106.15" calcext:value-type="float">
            <text:p>-106.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D13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LED_WS2812B_PLCC4_5.0x5.0mm_P3.2mm</text:p>
          </table:table-cell>
          <table:table-cell table:formula="of:=[.D141]-37.5" office:value-type="float" office:value="181.3" calcext:value-type="float">
            <text:p>181.3</text:p>
          </table:table-cell>
          <table:table-cell table:formula="of:=[.E134]-37.5" office:value-type="float" office:value="-106.15" calcext:value-type="float">
            <text:p>-106.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D14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LED_WS2812B_PLCC4_5.0x5.0mm_P3.2mm</text:p>
          </table:table-cell>
          <table:table-cell table:formula="of:=[.D142]-37.5" office:value-type="float" office:value="143.8" calcext:value-type="float">
            <text:p>143.8</text:p>
          </table:table-cell>
          <table:table-cell table:formula="of:=[.E135]-37.5" office:value-type="float" office:value="-106.15" calcext:value-type="float">
            <text:p>-106.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D15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LED_WS2812B_PLCC4_5.0x5.0mm_P3.2mm</text:p>
          </table:table-cell>
          <table:table-cell table:formula="of:=[.D143]-37.5" office:value-type="float" office:value="106.3" calcext:value-type="float">
            <text:p>106.3</text:p>
          </table:table-cell>
          <table:table-cell table:formula="of:=[.E136]-37.5" office:value-type="float" office:value="-106.15" calcext:value-type="float">
            <text:p>-106.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D16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LED_WS2812B_PLCC4_5.0x5.0mm_P3.2mm</text:p>
          </table:table-cell>
          <table:table-cell table:formula="of:=[.D144]-37.5" office:value-type="float" office:value="68.8" calcext:value-type="float">
            <text:p>68.8</text:p>
          </table:table-cell>
          <table:table-cell table:formula="of:=[.E137]-37.5" office:value-type="float" office:value="-106.15" calcext:value-type="float">
            <text:p>-106.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D17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LED_WS2812B_PLCC4_5.0x5.0mm_P3.2mm</text:p>
          </table:table-cell>
          <table:table-cell office:value-type="float" office:value="68.8" calcext:value-type="float">
            <text:p>68.8</text:p>
          </table:table-cell>
          <table:table-cell table:formula="of:=[.E138]-37.5" office:value-type="float" office:value="-143.65" calcext:value-type="float">
            <text:p>-143.6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D18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LED_WS2812B_PLCC4_5.0x5.0mm_P3.2mm</text:p>
          </table:table-cell>
          <table:table-cell table:formula="of:=[.D146]+37.5" office:value-type="float" office:value="106.3" calcext:value-type="float">
            <text:p>106.3</text:p>
          </table:table-cell>
          <table:table-cell table:formula="of:=[.E139]-37.5" office:value-type="float" office:value="-143.65" calcext:value-type="float">
            <text:p>-143.6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D19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LED_WS2812B_PLCC4_5.0x5.0mm_P3.2mm</text:p>
          </table:table-cell>
          <table:table-cell table:formula="of:=[.D147]+37.5" office:value-type="float" office:value="143.8" calcext:value-type="float">
            <text:p>143.8</text:p>
          </table:table-cell>
          <table:table-cell table:formula="of:=[.E140]-37.5" office:value-type="float" office:value="-143.65" calcext:value-type="float">
            <text:p>-143.6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D20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LED_WS2812B_PLCC4_5.0x5.0mm_P3.2mm</text:p>
          </table:table-cell>
          <table:table-cell table:formula="of:=[.D148]+37.5" office:value-type="float" office:value="181.3" calcext:value-type="float">
            <text:p>181.3</text:p>
          </table:table-cell>
          <table:table-cell table:formula="of:=[.E141]-37.5" office:value-type="float" office:value="-143.65" calcext:value-type="float">
            <text:p>-143.6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D21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LED_WS2812B_PLCC4_5.0x5.0mm_P3.2mm</text:p>
          </table:table-cell>
          <table:table-cell table:formula="of:=[.D149]+37.5" office:value-type="float" office:value="218.8" calcext:value-type="float">
            <text:p>218.8</text:p>
          </table:table-cell>
          <table:table-cell table:formula="of:=[.E142]-37.5" office:value-type="float" office:value="-143.65" calcext:value-type="float">
            <text:p>-143.6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D22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LED_WS2812B_PLCC4_5.0x5.0mm_P3.2mm</text:p>
          </table:table-cell>
          <table:table-cell table:formula="of:=[.D150]+37.5" office:value-type="float" office:value="256.3" calcext:value-type="float">
            <text:p>256.3</text:p>
          </table:table-cell>
          <table:table-cell table:formula="of:=[.E143]-37.5" office:value-type="float" office:value="-143.65" calcext:value-type="float">
            <text:p>-143.6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D23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LED_WS2812B_PLCC4_5.0x5.0mm_P3.2mm</text:p>
          </table:table-cell>
          <table:table-cell table:formula="of:=[.D151]+37.5" office:value-type="float" office:value="293.8" calcext:value-type="float">
            <text:p>293.8</text:p>
          </table:table-cell>
          <table:table-cell table:formula="of:=[.E144]-37.5" office:value-type="float" office:value="-143.65" calcext:value-type="float">
            <text:p>-143.6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D24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LED_WS2812B_PLCC4_5.0x5.0mm_P3.2mm</text:p>
          </table:table-cell>
          <table:table-cell table:formula="of:=[.D152]+37.5" office:value-type="float" office:value="331.3" calcext:value-type="float">
            <text:p>331.3</text:p>
          </table:table-cell>
          <table:table-cell table:formula="of:=[.E145]-37.5" office:value-type="float" office:value="-143.65" calcext:value-type="float">
            <text:p>-143.6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D25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LED_WS2812B_PLCC4_5.0x5.0mm_P3.2mm</text:p>
          </table:table-cell>
          <table:table-cell table:formula="of:=[.D153]" office:value-type="float" office:value="331.3" calcext:value-type="float">
            <text:p>331.3</text:p>
          </table:table-cell>
          <table:table-cell table:formula="of:=[.E146]-37.5" office:value-type="float" office:value="-181.15" calcext:value-type="float">
            <text:p>-181.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D26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LED_WS2812B_PLCC4_5.0x5.0mm_P3.2mm</text:p>
          </table:table-cell>
          <table:table-cell table:formula="of:=[.D154]-37.5" office:value-type="float" office:value="293.8" calcext:value-type="float">
            <text:p>293.8</text:p>
          </table:table-cell>
          <table:table-cell table:formula="of:=[.E147]-37.5" office:value-type="float" office:value="-181.15" calcext:value-type="float">
            <text:p>-181.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D27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LED_WS2812B_PLCC4_5.0x5.0mm_P3.2mm</text:p>
          </table:table-cell>
          <table:table-cell table:formula="of:=[.D155]-37.5" office:value-type="float" office:value="256.3" calcext:value-type="float">
            <text:p>256.3</text:p>
          </table:table-cell>
          <table:table-cell table:formula="of:=[.E148]-37.5" office:value-type="float" office:value="-181.15" calcext:value-type="float">
            <text:p>-181.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D28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LED_WS2812B_PLCC4_5.0x5.0mm_P3.2mm</text:p>
          </table:table-cell>
          <table:table-cell table:formula="of:=[.D156]-37.5" office:value-type="float" office:value="218.8" calcext:value-type="float">
            <text:p>218.8</text:p>
          </table:table-cell>
          <table:table-cell table:formula="of:=[.E149]-37.5" office:value-type="float" office:value="-181.15" calcext:value-type="float">
            <text:p>-181.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D29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LED_WS2812B_PLCC4_5.0x5.0mm_P3.2mm</text:p>
          </table:table-cell>
          <table:table-cell table:formula="of:=[.D157]-37.5" office:value-type="float" office:value="181.3" calcext:value-type="float">
            <text:p>181.3</text:p>
          </table:table-cell>
          <table:table-cell table:formula="of:=[.E150]-37.5" office:value-type="float" office:value="-181.15" calcext:value-type="float">
            <text:p>-181.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D30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LED_WS2812B_PLCC4_5.0x5.0mm_P3.2mm</text:p>
          </table:table-cell>
          <table:table-cell table:formula="of:=[.D158]-37.5" office:value-type="float" office:value="143.8" calcext:value-type="float">
            <text:p>143.8</text:p>
          </table:table-cell>
          <table:table-cell table:formula="of:=[.E151]-37.5" office:value-type="float" office:value="-181.15" calcext:value-type="float">
            <text:p>-181.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D31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LED_WS2812B_PLCC4_5.0x5.0mm_P3.2mm</text:p>
          </table:table-cell>
          <table:table-cell table:formula="of:=[.D159]-37.5" office:value-type="float" office:value="106.3" calcext:value-type="float">
            <text:p>106.3</text:p>
          </table:table-cell>
          <table:table-cell table:formula="of:=[.E152]-37.5" office:value-type="float" office:value="-181.15" calcext:value-type="float">
            <text:p>-181.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D32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LED_WS2812B_PLCC4_5.0x5.0mm_P3.2mm</text:p>
          </table:table-cell>
          <table:table-cell table:formula="of:=[.D160]-37.5" office:value-type="float" office:value="68.8" calcext:value-type="float">
            <text:p>68.8</text:p>
          </table:table-cell>
          <table:table-cell table:formula="of:=[.E153]-37.5" office:value-type="float" office:value="-181.15" calcext:value-type="float">
            <text:p>-181.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D33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LED_WS2812B_PLCC4_5.0x5.0mm_P3.2mm</text:p>
          </table:table-cell>
          <table:table-cell office:value-type="float" office:value="68.8" calcext:value-type="float">
            <text:p>68.8</text:p>
          </table:table-cell>
          <table:table-cell table:formula="of:=[.E154]-37.5" office:value-type="float" office:value="-218.65" calcext:value-type="float">
            <text:p>-218.6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D34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LED_WS2812B_PLCC4_5.0x5.0mm_P3.2mm</text:p>
          </table:table-cell>
          <table:table-cell table:formula="of:=[.D162]+37.5" office:value-type="float" office:value="106.3" calcext:value-type="float">
            <text:p>106.3</text:p>
          </table:table-cell>
          <table:table-cell table:formula="of:=[.E155]-37.5" office:value-type="float" office:value="-218.65" calcext:value-type="float">
            <text:p>-218.6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D35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LED_WS2812B_PLCC4_5.0x5.0mm_P3.2mm</text:p>
          </table:table-cell>
          <table:table-cell table:formula="of:=[.D163]+37.5" office:value-type="float" office:value="143.8" calcext:value-type="float">
            <text:p>143.8</text:p>
          </table:table-cell>
          <table:table-cell table:formula="of:=[.E156]-37.5" office:value-type="float" office:value="-218.65" calcext:value-type="float">
            <text:p>-218.6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D36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LED_WS2812B_PLCC4_5.0x5.0mm_P3.2mm</text:p>
          </table:table-cell>
          <table:table-cell table:formula="of:=[.D164]+37.5" office:value-type="float" office:value="181.3" calcext:value-type="float">
            <text:p>181.3</text:p>
          </table:table-cell>
          <table:table-cell table:formula="of:=[.E157]-37.5" office:value-type="float" office:value="-218.65" calcext:value-type="float">
            <text:p>-218.6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D37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LED_WS2812B_PLCC4_5.0x5.0mm_P3.2mm</text:p>
          </table:table-cell>
          <table:table-cell table:formula="of:=[.D165]+37.5" office:value-type="float" office:value="218.8" calcext:value-type="float">
            <text:p>218.8</text:p>
          </table:table-cell>
          <table:table-cell table:formula="of:=[.E158]-37.5" office:value-type="float" office:value="-218.65" calcext:value-type="float">
            <text:p>-218.6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D38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LED_WS2812B_PLCC4_5.0x5.0mm_P3.2mm</text:p>
          </table:table-cell>
          <table:table-cell table:formula="of:=[.D166]+37.5" office:value-type="float" office:value="256.3" calcext:value-type="float">
            <text:p>256.3</text:p>
          </table:table-cell>
          <table:table-cell table:formula="of:=[.E159]-37.5" office:value-type="float" office:value="-218.65" calcext:value-type="float">
            <text:p>-218.6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D39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LED_WS2812B_PLCC4_5.0x5.0mm_P3.2mm</text:p>
          </table:table-cell>
          <table:table-cell table:formula="of:=[.D167]+37.5" office:value-type="float" office:value="293.8" calcext:value-type="float">
            <text:p>293.8</text:p>
          </table:table-cell>
          <table:table-cell table:formula="of:=[.E160]-37.5" office:value-type="float" office:value="-218.65" calcext:value-type="float">
            <text:p>-218.6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D40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LED_WS2812B_PLCC4_5.0x5.0mm_P3.2mm</text:p>
          </table:table-cell>
          <table:table-cell table:formula="of:=[.D168]+37.5" office:value-type="float" office:value="331.3" calcext:value-type="float">
            <text:p>331.3</text:p>
          </table:table-cell>
          <table:table-cell table:formula="of:=[.E161]-37.5" office:value-type="float" office:value="-218.65" calcext:value-type="float">
            <text:p>-218.6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D41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LED_WS2812B_PLCC4_5.0x5.0mm_P3.2mm</text:p>
          </table:table-cell>
          <table:table-cell table:formula="of:=[.D169]" office:value-type="float" office:value="331.3" calcext:value-type="float">
            <text:p>331.3</text:p>
          </table:table-cell>
          <table:table-cell table:formula="of:=[.E162]-37.5" office:value-type="float" office:value="-256.15" calcext:value-type="float">
            <text:p>-256.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D42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LED_WS2812B_PLCC4_5.0x5.0mm_P3.2mm</text:p>
          </table:table-cell>
          <table:table-cell table:formula="of:=[.D170]-37.5" office:value-type="float" office:value="293.8" calcext:value-type="float">
            <text:p>293.8</text:p>
          </table:table-cell>
          <table:table-cell table:formula="of:=[.E163]-37.5" office:value-type="float" office:value="-256.15" calcext:value-type="float">
            <text:p>-256.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D43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LED_WS2812B_PLCC4_5.0x5.0mm_P3.2mm</text:p>
          </table:table-cell>
          <table:table-cell table:formula="of:=[.D171]-37.5" office:value-type="float" office:value="256.3" calcext:value-type="float">
            <text:p>256.3</text:p>
          </table:table-cell>
          <table:table-cell table:formula="of:=[.E164]-37.5" office:value-type="float" office:value="-256.15" calcext:value-type="float">
            <text:p>-256.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D44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LED_WS2812B_PLCC4_5.0x5.0mm_P3.2mm</text:p>
          </table:table-cell>
          <table:table-cell table:formula="of:=[.D172]-37.5" office:value-type="float" office:value="218.8" calcext:value-type="float">
            <text:p>218.8</text:p>
          </table:table-cell>
          <table:table-cell table:formula="of:=[.E165]-37.5" office:value-type="float" office:value="-256.15" calcext:value-type="float">
            <text:p>-256.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D45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LED_WS2812B_PLCC4_5.0x5.0mm_P3.2mm</text:p>
          </table:table-cell>
          <table:table-cell table:formula="of:=[.D173]-37.5" office:value-type="float" office:value="181.3" calcext:value-type="float">
            <text:p>181.3</text:p>
          </table:table-cell>
          <table:table-cell table:formula="of:=[.E166]-37.5" office:value-type="float" office:value="-256.15" calcext:value-type="float">
            <text:p>-256.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D46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LED_WS2812B_PLCC4_5.0x5.0mm_P3.2mm</text:p>
          </table:table-cell>
          <table:table-cell table:formula="of:=[.D174]-37.5" office:value-type="float" office:value="143.8" calcext:value-type="float">
            <text:p>143.8</text:p>
          </table:table-cell>
          <table:table-cell table:formula="of:=[.E167]-37.5" office:value-type="float" office:value="-256.15" calcext:value-type="float">
            <text:p>-256.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D47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LED_WS2812B_PLCC4_5.0x5.0mm_P3.2mm</text:p>
          </table:table-cell>
          <table:table-cell table:formula="of:=[.D175]-37.5" office:value-type="float" office:value="106.3" calcext:value-type="float">
            <text:p>106.3</text:p>
          </table:table-cell>
          <table:table-cell table:formula="of:=[.E168]-37.5" office:value-type="float" office:value="-256.15" calcext:value-type="float">
            <text:p>-256.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D48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LED_WS2812B_PLCC4_5.0x5.0mm_P3.2mm</text:p>
          </table:table-cell>
          <table:table-cell table:formula="of:=[.D176]-37.5" office:value-type="float" office:value="68.8" calcext:value-type="float">
            <text:p>68.8</text:p>
          </table:table-cell>
          <table:table-cell table:formula="of:=[.E169]-37.5" office:value-type="float" office:value="-256.15" calcext:value-type="float">
            <text:p>-256.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D49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LED_WS2812B_PLCC4_5.0x5.0mm_P3.2mm</text:p>
          </table:table-cell>
          <table:table-cell office:value-type="float" office:value="68.8" calcext:value-type="float">
            <text:p>68.8</text:p>
          </table:table-cell>
          <table:table-cell table:formula="of:=[.E170]-37.5" office:value-type="float" office:value="-293.65" calcext:value-type="float">
            <text:p>-293.6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D50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LED_WS2812B_PLCC4_5.0x5.0mm_P3.2mm</text:p>
          </table:table-cell>
          <table:table-cell table:formula="of:=[.D178]+37.5" office:value-type="float" office:value="106.3" calcext:value-type="float">
            <text:p>106.3</text:p>
          </table:table-cell>
          <table:table-cell table:formula="of:=[.E171]-37.5" office:value-type="float" office:value="-293.65" calcext:value-type="float">
            <text:p>-293.6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D51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LED_WS2812B_PLCC4_5.0x5.0mm_P3.2mm</text:p>
          </table:table-cell>
          <table:table-cell table:formula="of:=[.D179]+37.5" office:value-type="float" office:value="143.8" calcext:value-type="float">
            <text:p>143.8</text:p>
          </table:table-cell>
          <table:table-cell table:formula="of:=[.E172]-37.5" office:value-type="float" office:value="-293.65" calcext:value-type="float">
            <text:p>-293.6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D52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LED_WS2812B_PLCC4_5.0x5.0mm_P3.2mm</text:p>
          </table:table-cell>
          <table:table-cell table:formula="of:=[.D180]+37.5" office:value-type="float" office:value="181.3" calcext:value-type="float">
            <text:p>181.3</text:p>
          </table:table-cell>
          <table:table-cell table:formula="of:=[.E173]-37.5" office:value-type="float" office:value="-293.65" calcext:value-type="float">
            <text:p>-293.6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D53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LED_WS2812B_PLCC4_5.0x5.0mm_P3.2mm</text:p>
          </table:table-cell>
          <table:table-cell table:formula="of:=[.D181]+37.5" office:value-type="float" office:value="218.8" calcext:value-type="float">
            <text:p>218.8</text:p>
          </table:table-cell>
          <table:table-cell table:formula="of:=[.E174]-37.5" office:value-type="float" office:value="-293.65" calcext:value-type="float">
            <text:p>-293.6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D54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LED_WS2812B_PLCC4_5.0x5.0mm_P3.2mm</text:p>
          </table:table-cell>
          <table:table-cell table:formula="of:=[.D182]+37.5" office:value-type="float" office:value="256.3" calcext:value-type="float">
            <text:p>256.3</text:p>
          </table:table-cell>
          <table:table-cell table:formula="of:=[.E175]-37.5" office:value-type="float" office:value="-293.65" calcext:value-type="float">
            <text:p>-293.6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D55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LED_WS2812B_PLCC4_5.0x5.0mm_P3.2mm</text:p>
          </table:table-cell>
          <table:table-cell table:formula="of:=[.D183]+37.5" office:value-type="float" office:value="293.8" calcext:value-type="float">
            <text:p>293.8</text:p>
          </table:table-cell>
          <table:table-cell table:formula="of:=[.E176]-37.5" office:value-type="float" office:value="-293.65" calcext:value-type="float">
            <text:p>-293.6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D56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LED_WS2812B_PLCC4_5.0x5.0mm_P3.2mm</text:p>
          </table:table-cell>
          <table:table-cell table:formula="of:=[.D184]+37.5" office:value-type="float" office:value="331.3" calcext:value-type="float">
            <text:p>331.3</text:p>
          </table:table-cell>
          <table:table-cell table:formula="of:=[.E177]-37.5" office:value-type="float" office:value="-293.65" calcext:value-type="float">
            <text:p>-293.6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D57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LED_WS2812B_PLCC4_5.0x5.0mm_P3.2mm</text:p>
          </table:table-cell>
          <table:table-cell table:formula="of:=[.D185]" office:value-type="float" office:value="331.3" calcext:value-type="float">
            <text:p>331.3</text:p>
          </table:table-cell>
          <table:table-cell table:formula="of:=[.E178]-37.5" office:value-type="float" office:value="-331.15" calcext:value-type="float">
            <text:p>-331.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D58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LED_WS2812B_PLCC4_5.0x5.0mm_P3.2mm</text:p>
          </table:table-cell>
          <table:table-cell table:formula="of:=[.D186]-37.5" office:value-type="float" office:value="293.8" calcext:value-type="float">
            <text:p>293.8</text:p>
          </table:table-cell>
          <table:table-cell table:formula="of:=[.E179]-37.5" office:value-type="float" office:value="-331.15" calcext:value-type="float">
            <text:p>-331.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D59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LED_WS2812B_PLCC4_5.0x5.0mm_P3.2mm</text:p>
          </table:table-cell>
          <table:table-cell table:formula="of:=[.D187]-37.5" office:value-type="float" office:value="256.3" calcext:value-type="float">
            <text:p>256.3</text:p>
          </table:table-cell>
          <table:table-cell table:formula="of:=[.E180]-37.5" office:value-type="float" office:value="-331.15" calcext:value-type="float">
            <text:p>-331.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D60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LED_WS2812B_PLCC4_5.0x5.0mm_P3.2mm</text:p>
          </table:table-cell>
          <table:table-cell table:formula="of:=[.D188]-37.5" office:value-type="float" office:value="218.8" calcext:value-type="float">
            <text:p>218.8</text:p>
          </table:table-cell>
          <table:table-cell table:formula="of:=[.E181]-37.5" office:value-type="float" office:value="-331.15" calcext:value-type="float">
            <text:p>-331.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D61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LED_WS2812B_PLCC4_5.0x5.0mm_P3.2mm</text:p>
          </table:table-cell>
          <table:table-cell table:formula="of:=[.D189]-37.5" office:value-type="float" office:value="181.3" calcext:value-type="float">
            <text:p>181.3</text:p>
          </table:table-cell>
          <table:table-cell table:formula="of:=[.E182]-37.5" office:value-type="float" office:value="-331.15" calcext:value-type="float">
            <text:p>-331.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D62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LED_WS2812B_PLCC4_5.0x5.0mm_P3.2mm</text:p>
          </table:table-cell>
          <table:table-cell table:formula="of:=[.D190]-37.5" office:value-type="float" office:value="143.8" calcext:value-type="float">
            <text:p>143.8</text:p>
          </table:table-cell>
          <table:table-cell table:formula="of:=[.E183]-37.5" office:value-type="float" office:value="-331.15" calcext:value-type="float">
            <text:p>-331.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D63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LED_WS2812B_PLCC4_5.0x5.0mm_P3.2mm</text:p>
          </table:table-cell>
          <table:table-cell table:formula="of:=[.D191]-37.5" office:value-type="float" office:value="106.3" calcext:value-type="float">
            <text:p>106.3</text:p>
          </table:table-cell>
          <table:table-cell table:formula="of:=[.E184]-37.5" office:value-type="float" office:value="-331.15" calcext:value-type="float">
            <text:p>-331.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D64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LED_WS2812B_PLCC4_5.0x5.0mm_P3.2mm</text:p>
          </table:table-cell>
          <table:table-cell table:formula="of:=[.D192]-37.5" office:value-type="float" office:value="68.8" calcext:value-type="float">
            <text:p>68.8</text:p>
          </table:table-cell>
          <table:table-cell table:formula="of:=[.E185]-37.5" office:value-type="float" office:value="-331.15" calcext:value-type="float">
            <text:p>-331.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DRV5033A</text:p>
          </table:table-cell>
          <table:table-cell office:value-type="string" calcext:value-type="string">
            <text:p>SOT-23</text:p>
          </table:table-cell>
          <table:table-cell office:value-type="float" office:value="68.75" calcext:value-type="float">
            <text:p>68.75</text:p>
          </table:table-cell>
          <table:table-cell office:value-type="float" office:value="-63.75" calcext:value-type="float">
            <text:p>-63.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U2</text:p>
          </table:table-cell>
          <table:table-cell office:value-type="string" calcext:value-type="string">
            <text:p>DRV5033A</text:p>
          </table:table-cell>
          <table:table-cell office:value-type="string" calcext:value-type="string">
            <text:p>SOT-23</text:p>
          </table:table-cell>
          <table:table-cell table:formula="of:=[.D194]+37.5" office:value-type="float" office:value="106.25" calcext:value-type="float">
            <text:p>106.25</text:p>
          </table:table-cell>
          <table:table-cell office:value-type="float" office:value="-63.75" calcext:value-type="float">
            <text:p>-63.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U3</text:p>
          </table:table-cell>
          <table:table-cell office:value-type="string" calcext:value-type="string">
            <text:p>DRV5033A</text:p>
          </table:table-cell>
          <table:table-cell office:value-type="string" calcext:value-type="string">
            <text:p>SOT-23</text:p>
          </table:table-cell>
          <table:table-cell table:formula="of:=[.D195]+37.5" office:value-type="float" office:value="143.75" calcext:value-type="float">
            <text:p>143.75</text:p>
          </table:table-cell>
          <table:table-cell office:value-type="float" office:value="-63.75" calcext:value-type="float">
            <text:p>-63.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U4</text:p>
          </table:table-cell>
          <table:table-cell office:value-type="string" calcext:value-type="string">
            <text:p>DRV5033A</text:p>
          </table:table-cell>
          <table:table-cell office:value-type="string" calcext:value-type="string">
            <text:p>SOT-23</text:p>
          </table:table-cell>
          <table:table-cell table:formula="of:=[.D196]+37.5" office:value-type="float" office:value="181.25" calcext:value-type="float">
            <text:p>181.25</text:p>
          </table:table-cell>
          <table:table-cell office:value-type="float" office:value="-63.75" calcext:value-type="float">
            <text:p>-63.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U5</text:p>
          </table:table-cell>
          <table:table-cell office:value-type="string" calcext:value-type="string">
            <text:p>DRV5033A</text:p>
          </table:table-cell>
          <table:table-cell office:value-type="string" calcext:value-type="string">
            <text:p>SOT-23</text:p>
          </table:table-cell>
          <table:table-cell table:formula="of:=[.D197]+37.5" office:value-type="float" office:value="218.75" calcext:value-type="float">
            <text:p>218.75</text:p>
          </table:table-cell>
          <table:table-cell office:value-type="float" office:value="-63.75" calcext:value-type="float">
            <text:p>-63.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U6</text:p>
          </table:table-cell>
          <table:table-cell office:value-type="string" calcext:value-type="string">
            <text:p>DRV5033A</text:p>
          </table:table-cell>
          <table:table-cell office:value-type="string" calcext:value-type="string">
            <text:p>SOT-23</text:p>
          </table:table-cell>
          <table:table-cell table:formula="of:=[.D198]+37.5" office:value-type="float" office:value="256.25" calcext:value-type="float">
            <text:p>256.25</text:p>
          </table:table-cell>
          <table:table-cell office:value-type="float" office:value="-63.75" calcext:value-type="float">
            <text:p>-63.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U7</text:p>
          </table:table-cell>
          <table:table-cell office:value-type="string" calcext:value-type="string">
            <text:p>DRV5033A</text:p>
          </table:table-cell>
          <table:table-cell office:value-type="string" calcext:value-type="string">
            <text:p>SOT-23</text:p>
          </table:table-cell>
          <table:table-cell table:formula="of:=[.D199]+37.5" office:value-type="float" office:value="293.75" calcext:value-type="float">
            <text:p>293.75</text:p>
          </table:table-cell>
          <table:table-cell office:value-type="float" office:value="-63.75" calcext:value-type="float">
            <text:p>-63.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U8</text:p>
          </table:table-cell>
          <table:table-cell office:value-type="string" calcext:value-type="string">
            <text:p>DRV5033A</text:p>
          </table:table-cell>
          <table:table-cell office:value-type="string" calcext:value-type="string">
            <text:p>SOT-23</text:p>
          </table:table-cell>
          <table:table-cell table:formula="of:=[.D200]+37.5" office:value-type="float" office:value="331.25" calcext:value-type="float">
            <text:p>331.25</text:p>
          </table:table-cell>
          <table:table-cell office:value-type="float" office:value="-63.75" calcext:value-type="float">
            <text:p>-63.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U9</text:p>
          </table:table-cell>
          <table:table-cell office:value-type="string" calcext:value-type="string">
            <text:p>DRV5033A</text:p>
          </table:table-cell>
          <table:table-cell office:value-type="string" calcext:value-type="string">
            <text:p>SOT-23</text:p>
          </table:table-cell>
          <table:table-cell table:formula="of:=[.D194]" office:value-type="float" office:value="68.75" calcext:value-type="float">
            <text:p>68.75</text:p>
          </table:table-cell>
          <table:table-cell table:formula="of:=[.E194]-37.5" office:value-type="float" office:value="-101.25" calcext:value-type="float">
            <text:p>-101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U10</text:p>
          </table:table-cell>
          <table:table-cell office:value-type="string" calcext:value-type="string">
            <text:p>DRV5033A</text:p>
          </table:table-cell>
          <table:table-cell office:value-type="string" calcext:value-type="string">
            <text:p>SOT-23</text:p>
          </table:table-cell>
          <table:table-cell table:formula="of:=[.D195]" office:value-type="float" office:value="106.25" calcext:value-type="float">
            <text:p>106.25</text:p>
          </table:table-cell>
          <table:table-cell table:formula="of:=[.E195]-37.5" office:value-type="float" office:value="-101.25" calcext:value-type="float">
            <text:p>-101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U11</text:p>
          </table:table-cell>
          <table:table-cell office:value-type="string" calcext:value-type="string">
            <text:p>DRV5033A</text:p>
          </table:table-cell>
          <table:table-cell office:value-type="string" calcext:value-type="string">
            <text:p>SOT-23</text:p>
          </table:table-cell>
          <table:table-cell table:formula="of:=[.D196]" office:value-type="float" office:value="143.75" calcext:value-type="float">
            <text:p>143.75</text:p>
          </table:table-cell>
          <table:table-cell table:formula="of:=[.E196]-37.5" office:value-type="float" office:value="-101.25" calcext:value-type="float">
            <text:p>-101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U12</text:p>
          </table:table-cell>
          <table:table-cell office:value-type="string" calcext:value-type="string">
            <text:p>DRV5033A</text:p>
          </table:table-cell>
          <table:table-cell office:value-type="string" calcext:value-type="string">
            <text:p>SOT-23</text:p>
          </table:table-cell>
          <table:table-cell table:formula="of:=[.D197]" office:value-type="float" office:value="181.25" calcext:value-type="float">
            <text:p>181.25</text:p>
          </table:table-cell>
          <table:table-cell table:formula="of:=[.E197]-37.5" office:value-type="float" office:value="-101.25" calcext:value-type="float">
            <text:p>-101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U13</text:p>
          </table:table-cell>
          <table:table-cell office:value-type="string" calcext:value-type="string">
            <text:p>DRV5033A</text:p>
          </table:table-cell>
          <table:table-cell office:value-type="string" calcext:value-type="string">
            <text:p>SOT-23</text:p>
          </table:table-cell>
          <table:table-cell table:formula="of:=[.D198]" office:value-type="float" office:value="218.75" calcext:value-type="float">
            <text:p>218.75</text:p>
          </table:table-cell>
          <table:table-cell table:formula="of:=[.E198]-37.5" office:value-type="float" office:value="-101.25" calcext:value-type="float">
            <text:p>-101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U14</text:p>
          </table:table-cell>
          <table:table-cell office:value-type="string" calcext:value-type="string">
            <text:p>DRV5033A</text:p>
          </table:table-cell>
          <table:table-cell office:value-type="string" calcext:value-type="string">
            <text:p>SOT-23</text:p>
          </table:table-cell>
          <table:table-cell table:formula="of:=[.D199]" office:value-type="float" office:value="256.25" calcext:value-type="float">
            <text:p>256.25</text:p>
          </table:table-cell>
          <table:table-cell table:formula="of:=[.E199]-37.5" office:value-type="float" office:value="-101.25" calcext:value-type="float">
            <text:p>-101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U15</text:p>
          </table:table-cell>
          <table:table-cell office:value-type="string" calcext:value-type="string">
            <text:p>DRV5033A</text:p>
          </table:table-cell>
          <table:table-cell office:value-type="string" calcext:value-type="string">
            <text:p>SOT-23</text:p>
          </table:table-cell>
          <table:table-cell table:formula="of:=[.D200]" office:value-type="float" office:value="293.75" calcext:value-type="float">
            <text:p>293.75</text:p>
          </table:table-cell>
          <table:table-cell table:formula="of:=[.E200]-37.5" office:value-type="float" office:value="-101.25" calcext:value-type="float">
            <text:p>-101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U16</text:p>
          </table:table-cell>
          <table:table-cell office:value-type="string" calcext:value-type="string">
            <text:p>DRV5033A</text:p>
          </table:table-cell>
          <table:table-cell office:value-type="string" calcext:value-type="string">
            <text:p>SOT-23</text:p>
          </table:table-cell>
          <table:table-cell table:formula="of:=[.D201]" office:value-type="float" office:value="331.25" calcext:value-type="float">
            <text:p>331.25</text:p>
          </table:table-cell>
          <table:table-cell table:formula="of:=[.E201]-37.5" office:value-type="float" office:value="-101.25" calcext:value-type="float">
            <text:p>-101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U17</text:p>
          </table:table-cell>
          <table:table-cell office:value-type="string" calcext:value-type="string">
            <text:p>DRV5033A</text:p>
          </table:table-cell>
          <table:table-cell office:value-type="string" calcext:value-type="string">
            <text:p>SOT-23</text:p>
          </table:table-cell>
          <table:table-cell table:formula="of:=[.D202]" office:value-type="float" office:value="68.75" calcext:value-type="float">
            <text:p>68.75</text:p>
          </table:table-cell>
          <table:table-cell table:formula="of:=[.E202]-37.5" office:value-type="float" office:value="-138.75" calcext:value-type="float">
            <text:p>-138.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U18</text:p>
          </table:table-cell>
          <table:table-cell office:value-type="string" calcext:value-type="string">
            <text:p>DRV5033A</text:p>
          </table:table-cell>
          <table:table-cell office:value-type="string" calcext:value-type="string">
            <text:p>SOT-23</text:p>
          </table:table-cell>
          <table:table-cell table:formula="of:=[.D203]" office:value-type="float" office:value="106.25" calcext:value-type="float">
            <text:p>106.25</text:p>
          </table:table-cell>
          <table:table-cell table:formula="of:=[.E203]-37.5" office:value-type="float" office:value="-138.75" calcext:value-type="float">
            <text:p>-138.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U19</text:p>
          </table:table-cell>
          <table:table-cell office:value-type="string" calcext:value-type="string">
            <text:p>DRV5033A</text:p>
          </table:table-cell>
          <table:table-cell office:value-type="string" calcext:value-type="string">
            <text:p>SOT-23</text:p>
          </table:table-cell>
          <table:table-cell table:formula="of:=[.D204]" office:value-type="float" office:value="143.75" calcext:value-type="float">
            <text:p>143.75</text:p>
          </table:table-cell>
          <table:table-cell table:formula="of:=[.E204]-37.5" office:value-type="float" office:value="-138.75" calcext:value-type="float">
            <text:p>-138.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U20</text:p>
          </table:table-cell>
          <table:table-cell office:value-type="string" calcext:value-type="string">
            <text:p>DRV5033A</text:p>
          </table:table-cell>
          <table:table-cell office:value-type="string" calcext:value-type="string">
            <text:p>SOT-23</text:p>
          </table:table-cell>
          <table:table-cell table:formula="of:=[.D205]" office:value-type="float" office:value="181.25" calcext:value-type="float">
            <text:p>181.25</text:p>
          </table:table-cell>
          <table:table-cell table:formula="of:=[.E205]-37.5" office:value-type="float" office:value="-138.75" calcext:value-type="float">
            <text:p>-138.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U21</text:p>
          </table:table-cell>
          <table:table-cell office:value-type="string" calcext:value-type="string">
            <text:p>DRV5033A</text:p>
          </table:table-cell>
          <table:table-cell office:value-type="string" calcext:value-type="string">
            <text:p>SOT-23</text:p>
          </table:table-cell>
          <table:table-cell table:formula="of:=[.D206]" office:value-type="float" office:value="218.75" calcext:value-type="float">
            <text:p>218.75</text:p>
          </table:table-cell>
          <table:table-cell table:formula="of:=[.E206]-37.5" office:value-type="float" office:value="-138.75" calcext:value-type="float">
            <text:p>-138.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U22</text:p>
          </table:table-cell>
          <table:table-cell office:value-type="string" calcext:value-type="string">
            <text:p>DRV5033A</text:p>
          </table:table-cell>
          <table:table-cell office:value-type="string" calcext:value-type="string">
            <text:p>SOT-23</text:p>
          </table:table-cell>
          <table:table-cell table:formula="of:=[.D207]" office:value-type="float" office:value="256.25" calcext:value-type="float">
            <text:p>256.25</text:p>
          </table:table-cell>
          <table:table-cell table:formula="of:=[.E207]-37.5" office:value-type="float" office:value="-138.75" calcext:value-type="float">
            <text:p>-138.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U23</text:p>
          </table:table-cell>
          <table:table-cell office:value-type="string" calcext:value-type="string">
            <text:p>DRV5033A</text:p>
          </table:table-cell>
          <table:table-cell office:value-type="string" calcext:value-type="string">
            <text:p>SOT-23</text:p>
          </table:table-cell>
          <table:table-cell table:formula="of:=[.D208]" office:value-type="float" office:value="293.75" calcext:value-type="float">
            <text:p>293.75</text:p>
          </table:table-cell>
          <table:table-cell table:formula="of:=[.E208]-37.5" office:value-type="float" office:value="-138.75" calcext:value-type="float">
            <text:p>-138.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U24</text:p>
          </table:table-cell>
          <table:table-cell office:value-type="string" calcext:value-type="string">
            <text:p>DRV5033A</text:p>
          </table:table-cell>
          <table:table-cell office:value-type="string" calcext:value-type="string">
            <text:p>SOT-23</text:p>
          </table:table-cell>
          <table:table-cell table:formula="of:=[.D209]" office:value-type="float" office:value="331.25" calcext:value-type="float">
            <text:p>331.25</text:p>
          </table:table-cell>
          <table:table-cell table:formula="of:=[.E209]-37.5" office:value-type="float" office:value="-138.75" calcext:value-type="float">
            <text:p>-138.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U25</text:p>
          </table:table-cell>
          <table:table-cell office:value-type="string" calcext:value-type="string">
            <text:p>DRV5033A</text:p>
          </table:table-cell>
          <table:table-cell office:value-type="string" calcext:value-type="string">
            <text:p>SOT-23</text:p>
          </table:table-cell>
          <table:table-cell table:formula="of:=[.D210]" office:value-type="float" office:value="68.75" calcext:value-type="float">
            <text:p>68.75</text:p>
          </table:table-cell>
          <table:table-cell table:formula="of:=[.E210]-37.5" office:value-type="float" office:value="-176.25" calcext:value-type="float">
            <text:p>-176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U26</text:p>
          </table:table-cell>
          <table:table-cell office:value-type="string" calcext:value-type="string">
            <text:p>DRV5033A</text:p>
          </table:table-cell>
          <table:table-cell office:value-type="string" calcext:value-type="string">
            <text:p>SOT-23</text:p>
          </table:table-cell>
          <table:table-cell table:formula="of:=[.D211]" office:value-type="float" office:value="106.25" calcext:value-type="float">
            <text:p>106.25</text:p>
          </table:table-cell>
          <table:table-cell table:formula="of:=[.E211]-37.5" office:value-type="float" office:value="-176.25" calcext:value-type="float">
            <text:p>-176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U27</text:p>
          </table:table-cell>
          <table:table-cell office:value-type="string" calcext:value-type="string">
            <text:p>DRV5033A</text:p>
          </table:table-cell>
          <table:table-cell office:value-type="string" calcext:value-type="string">
            <text:p>SOT-23</text:p>
          </table:table-cell>
          <table:table-cell table:formula="of:=[.D212]" office:value-type="float" office:value="143.75" calcext:value-type="float">
            <text:p>143.75</text:p>
          </table:table-cell>
          <table:table-cell table:formula="of:=[.E212]-37.5" office:value-type="float" office:value="-176.25" calcext:value-type="float">
            <text:p>-176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U28</text:p>
          </table:table-cell>
          <table:table-cell office:value-type="string" calcext:value-type="string">
            <text:p>DRV5033A</text:p>
          </table:table-cell>
          <table:table-cell office:value-type="string" calcext:value-type="string">
            <text:p>SOT-23</text:p>
          </table:table-cell>
          <table:table-cell table:formula="of:=[.D213]" office:value-type="float" office:value="181.25" calcext:value-type="float">
            <text:p>181.25</text:p>
          </table:table-cell>
          <table:table-cell table:formula="of:=[.E213]-37.5" office:value-type="float" office:value="-176.25" calcext:value-type="float">
            <text:p>-176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U29</text:p>
          </table:table-cell>
          <table:table-cell office:value-type="string" calcext:value-type="string">
            <text:p>DRV5033A</text:p>
          </table:table-cell>
          <table:table-cell office:value-type="string" calcext:value-type="string">
            <text:p>SOT-23</text:p>
          </table:table-cell>
          <table:table-cell table:formula="of:=[.D214]" office:value-type="float" office:value="218.75" calcext:value-type="float">
            <text:p>218.75</text:p>
          </table:table-cell>
          <table:table-cell table:formula="of:=[.E214]-37.5" office:value-type="float" office:value="-176.25" calcext:value-type="float">
            <text:p>-176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U30</text:p>
          </table:table-cell>
          <table:table-cell office:value-type="string" calcext:value-type="string">
            <text:p>DRV5033A</text:p>
          </table:table-cell>
          <table:table-cell office:value-type="string" calcext:value-type="string">
            <text:p>SOT-23</text:p>
          </table:table-cell>
          <table:table-cell table:formula="of:=[.D215]" office:value-type="float" office:value="256.25" calcext:value-type="float">
            <text:p>256.25</text:p>
          </table:table-cell>
          <table:table-cell table:formula="of:=[.E215]-37.5" office:value-type="float" office:value="-176.25" calcext:value-type="float">
            <text:p>-176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U31</text:p>
          </table:table-cell>
          <table:table-cell office:value-type="string" calcext:value-type="string">
            <text:p>DRV5033A</text:p>
          </table:table-cell>
          <table:table-cell office:value-type="string" calcext:value-type="string">
            <text:p>SOT-23</text:p>
          </table:table-cell>
          <table:table-cell table:formula="of:=[.D216]" office:value-type="float" office:value="293.75" calcext:value-type="float">
            <text:p>293.75</text:p>
          </table:table-cell>
          <table:table-cell table:formula="of:=[.E216]-37.5" office:value-type="float" office:value="-176.25" calcext:value-type="float">
            <text:p>-176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U32</text:p>
          </table:table-cell>
          <table:table-cell office:value-type="string" calcext:value-type="string">
            <text:p>DRV5033A</text:p>
          </table:table-cell>
          <table:table-cell office:value-type="string" calcext:value-type="string">
            <text:p>SOT-23</text:p>
          </table:table-cell>
          <table:table-cell table:formula="of:=[.D217]" office:value-type="float" office:value="331.25" calcext:value-type="float">
            <text:p>331.25</text:p>
          </table:table-cell>
          <table:table-cell table:formula="of:=[.E217]-37.5" office:value-type="float" office:value="-176.25" calcext:value-type="float">
            <text:p>-176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U33</text:p>
          </table:table-cell>
          <table:table-cell office:value-type="string" calcext:value-type="string">
            <text:p>DRV5033A</text:p>
          </table:table-cell>
          <table:table-cell office:value-type="string" calcext:value-type="string">
            <text:p>SOT-23</text:p>
          </table:table-cell>
          <table:table-cell table:formula="of:=[.D218]" office:value-type="float" office:value="68.75" calcext:value-type="float">
            <text:p>68.75</text:p>
          </table:table-cell>
          <table:table-cell table:formula="of:=[.E218]-37.5" office:value-type="float" office:value="-213.75" calcext:value-type="float">
            <text:p>-213.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U34</text:p>
          </table:table-cell>
          <table:table-cell office:value-type="string" calcext:value-type="string">
            <text:p>DRV5033A</text:p>
          </table:table-cell>
          <table:table-cell office:value-type="string" calcext:value-type="string">
            <text:p>SOT-23</text:p>
          </table:table-cell>
          <table:table-cell table:formula="of:=[.D219]" office:value-type="float" office:value="106.25" calcext:value-type="float">
            <text:p>106.25</text:p>
          </table:table-cell>
          <table:table-cell table:formula="of:=[.E219]-37.5" office:value-type="float" office:value="-213.75" calcext:value-type="float">
            <text:p>-213.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U35</text:p>
          </table:table-cell>
          <table:table-cell office:value-type="string" calcext:value-type="string">
            <text:p>DRV5033A</text:p>
          </table:table-cell>
          <table:table-cell office:value-type="string" calcext:value-type="string">
            <text:p>SOT-23</text:p>
          </table:table-cell>
          <table:table-cell table:formula="of:=[.D220]" office:value-type="float" office:value="143.75" calcext:value-type="float">
            <text:p>143.75</text:p>
          </table:table-cell>
          <table:table-cell table:formula="of:=[.E220]-37.5" office:value-type="float" office:value="-213.75" calcext:value-type="float">
            <text:p>-213.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U36</text:p>
          </table:table-cell>
          <table:table-cell office:value-type="string" calcext:value-type="string">
            <text:p>DRV5033A</text:p>
          </table:table-cell>
          <table:table-cell office:value-type="string" calcext:value-type="string">
            <text:p>SOT-23</text:p>
          </table:table-cell>
          <table:table-cell table:formula="of:=[.D221]" office:value-type="float" office:value="181.25" calcext:value-type="float">
            <text:p>181.25</text:p>
          </table:table-cell>
          <table:table-cell table:formula="of:=[.E221]-37.5" office:value-type="float" office:value="-213.75" calcext:value-type="float">
            <text:p>-213.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U37</text:p>
          </table:table-cell>
          <table:table-cell office:value-type="string" calcext:value-type="string">
            <text:p>DRV5033A</text:p>
          </table:table-cell>
          <table:table-cell office:value-type="string" calcext:value-type="string">
            <text:p>SOT-23</text:p>
          </table:table-cell>
          <table:table-cell table:formula="of:=[.D222]" office:value-type="float" office:value="218.75" calcext:value-type="float">
            <text:p>218.75</text:p>
          </table:table-cell>
          <table:table-cell table:formula="of:=[.E222]-37.5" office:value-type="float" office:value="-213.75" calcext:value-type="float">
            <text:p>-213.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U38</text:p>
          </table:table-cell>
          <table:table-cell office:value-type="string" calcext:value-type="string">
            <text:p>DRV5033A</text:p>
          </table:table-cell>
          <table:table-cell office:value-type="string" calcext:value-type="string">
            <text:p>SOT-23</text:p>
          </table:table-cell>
          <table:table-cell table:formula="of:=[.D223]" office:value-type="float" office:value="256.25" calcext:value-type="float">
            <text:p>256.25</text:p>
          </table:table-cell>
          <table:table-cell table:formula="of:=[.E223]-37.5" office:value-type="float" office:value="-213.75" calcext:value-type="float">
            <text:p>-213.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U39</text:p>
          </table:table-cell>
          <table:table-cell office:value-type="string" calcext:value-type="string">
            <text:p>DRV5033A</text:p>
          </table:table-cell>
          <table:table-cell office:value-type="string" calcext:value-type="string">
            <text:p>SOT-23</text:p>
          </table:table-cell>
          <table:table-cell table:formula="of:=[.D224]" office:value-type="float" office:value="293.75" calcext:value-type="float">
            <text:p>293.75</text:p>
          </table:table-cell>
          <table:table-cell table:formula="of:=[.E224]-37.5" office:value-type="float" office:value="-213.75" calcext:value-type="float">
            <text:p>-213.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U40</text:p>
          </table:table-cell>
          <table:table-cell office:value-type="string" calcext:value-type="string">
            <text:p>DRV5033A</text:p>
          </table:table-cell>
          <table:table-cell office:value-type="string" calcext:value-type="string">
            <text:p>SOT-23</text:p>
          </table:table-cell>
          <table:table-cell table:formula="of:=[.D225]" office:value-type="float" office:value="331.25" calcext:value-type="float">
            <text:p>331.25</text:p>
          </table:table-cell>
          <table:table-cell table:formula="of:=[.E225]-37.5" office:value-type="float" office:value="-213.75" calcext:value-type="float">
            <text:p>-213.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U41</text:p>
          </table:table-cell>
          <table:table-cell office:value-type="string" calcext:value-type="string">
            <text:p>DRV5033A</text:p>
          </table:table-cell>
          <table:table-cell office:value-type="string" calcext:value-type="string">
            <text:p>SOT-23</text:p>
          </table:table-cell>
          <table:table-cell table:formula="of:=[.D226]" office:value-type="float" office:value="68.75" calcext:value-type="float">
            <text:p>68.75</text:p>
          </table:table-cell>
          <table:table-cell table:formula="of:=[.E226]-37.5" office:value-type="float" office:value="-251.25" calcext:value-type="float">
            <text:p>-251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U42</text:p>
          </table:table-cell>
          <table:table-cell office:value-type="string" calcext:value-type="string">
            <text:p>DRV5033A</text:p>
          </table:table-cell>
          <table:table-cell office:value-type="string" calcext:value-type="string">
            <text:p>SOT-23</text:p>
          </table:table-cell>
          <table:table-cell table:formula="of:=[.D227]" office:value-type="float" office:value="106.25" calcext:value-type="float">
            <text:p>106.25</text:p>
          </table:table-cell>
          <table:table-cell table:formula="of:=[.E227]-37.5" office:value-type="float" office:value="-251.25" calcext:value-type="float">
            <text:p>-251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U43</text:p>
          </table:table-cell>
          <table:table-cell office:value-type="string" calcext:value-type="string">
            <text:p>DRV5033A</text:p>
          </table:table-cell>
          <table:table-cell office:value-type="string" calcext:value-type="string">
            <text:p>SOT-23</text:p>
          </table:table-cell>
          <table:table-cell table:formula="of:=[.D228]" office:value-type="float" office:value="143.75" calcext:value-type="float">
            <text:p>143.75</text:p>
          </table:table-cell>
          <table:table-cell table:formula="of:=[.E228]-37.5" office:value-type="float" office:value="-251.25" calcext:value-type="float">
            <text:p>-251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U44</text:p>
          </table:table-cell>
          <table:table-cell office:value-type="string" calcext:value-type="string">
            <text:p>DRV5033A</text:p>
          </table:table-cell>
          <table:table-cell office:value-type="string" calcext:value-type="string">
            <text:p>SOT-23</text:p>
          </table:table-cell>
          <table:table-cell table:formula="of:=[.D229]" office:value-type="float" office:value="181.25" calcext:value-type="float">
            <text:p>181.25</text:p>
          </table:table-cell>
          <table:table-cell table:formula="of:=[.E229]-37.5" office:value-type="float" office:value="-251.25" calcext:value-type="float">
            <text:p>-251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U45</text:p>
          </table:table-cell>
          <table:table-cell office:value-type="string" calcext:value-type="string">
            <text:p>DRV5033A</text:p>
          </table:table-cell>
          <table:table-cell office:value-type="string" calcext:value-type="string">
            <text:p>SOT-23</text:p>
          </table:table-cell>
          <table:table-cell table:formula="of:=[.D230]" office:value-type="float" office:value="218.75" calcext:value-type="float">
            <text:p>218.75</text:p>
          </table:table-cell>
          <table:table-cell table:formula="of:=[.E230]-37.5" office:value-type="float" office:value="-251.25" calcext:value-type="float">
            <text:p>-251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U46</text:p>
          </table:table-cell>
          <table:table-cell office:value-type="string" calcext:value-type="string">
            <text:p>DRV5033A</text:p>
          </table:table-cell>
          <table:table-cell office:value-type="string" calcext:value-type="string">
            <text:p>SOT-23</text:p>
          </table:table-cell>
          <table:table-cell table:formula="of:=[.D231]" office:value-type="float" office:value="256.25" calcext:value-type="float">
            <text:p>256.25</text:p>
          </table:table-cell>
          <table:table-cell table:formula="of:=[.E231]-37.5" office:value-type="float" office:value="-251.25" calcext:value-type="float">
            <text:p>-251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U47</text:p>
          </table:table-cell>
          <table:table-cell office:value-type="string" calcext:value-type="string">
            <text:p>DRV5033A</text:p>
          </table:table-cell>
          <table:table-cell office:value-type="string" calcext:value-type="string">
            <text:p>SOT-23</text:p>
          </table:table-cell>
          <table:table-cell table:formula="of:=[.D232]" office:value-type="float" office:value="293.75" calcext:value-type="float">
            <text:p>293.75</text:p>
          </table:table-cell>
          <table:table-cell table:formula="of:=[.E232]-37.5" office:value-type="float" office:value="-251.25" calcext:value-type="float">
            <text:p>-251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U48</text:p>
          </table:table-cell>
          <table:table-cell office:value-type="string" calcext:value-type="string">
            <text:p>DRV5033A</text:p>
          </table:table-cell>
          <table:table-cell office:value-type="string" calcext:value-type="string">
            <text:p>SOT-23</text:p>
          </table:table-cell>
          <table:table-cell table:formula="of:=[.D233]" office:value-type="float" office:value="331.25" calcext:value-type="float">
            <text:p>331.25</text:p>
          </table:table-cell>
          <table:table-cell table:formula="of:=[.E233]-37.5" office:value-type="float" office:value="-251.25" calcext:value-type="float">
            <text:p>-251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U49</text:p>
          </table:table-cell>
          <table:table-cell office:value-type="string" calcext:value-type="string">
            <text:p>DRV5033A</text:p>
          </table:table-cell>
          <table:table-cell office:value-type="string" calcext:value-type="string">
            <text:p>SOT-23</text:p>
          </table:table-cell>
          <table:table-cell table:formula="of:=[.D234]" office:value-type="float" office:value="68.75" calcext:value-type="float">
            <text:p>68.75</text:p>
          </table:table-cell>
          <table:table-cell table:formula="of:=[.E234]-37.5" office:value-type="float" office:value="-288.75" calcext:value-type="float">
            <text:p>-288.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U50</text:p>
          </table:table-cell>
          <table:table-cell office:value-type="string" calcext:value-type="string">
            <text:p>DRV5033A</text:p>
          </table:table-cell>
          <table:table-cell office:value-type="string" calcext:value-type="string">
            <text:p>SOT-23</text:p>
          </table:table-cell>
          <table:table-cell table:formula="of:=[.D235]" office:value-type="float" office:value="106.25" calcext:value-type="float">
            <text:p>106.25</text:p>
          </table:table-cell>
          <table:table-cell table:formula="of:=[.E235]-37.5" office:value-type="float" office:value="-288.75" calcext:value-type="float">
            <text:p>-288.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U51</text:p>
          </table:table-cell>
          <table:table-cell office:value-type="string" calcext:value-type="string">
            <text:p>DRV5033A</text:p>
          </table:table-cell>
          <table:table-cell office:value-type="string" calcext:value-type="string">
            <text:p>SOT-23</text:p>
          </table:table-cell>
          <table:table-cell table:formula="of:=[.D236]" office:value-type="float" office:value="143.75" calcext:value-type="float">
            <text:p>143.75</text:p>
          </table:table-cell>
          <table:table-cell table:formula="of:=[.E236]-37.5" office:value-type="float" office:value="-288.75" calcext:value-type="float">
            <text:p>-288.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U52</text:p>
          </table:table-cell>
          <table:table-cell office:value-type="string" calcext:value-type="string">
            <text:p>DRV5033A</text:p>
          </table:table-cell>
          <table:table-cell office:value-type="string" calcext:value-type="string">
            <text:p>SOT-23</text:p>
          </table:table-cell>
          <table:table-cell table:formula="of:=[.D237]" office:value-type="float" office:value="181.25" calcext:value-type="float">
            <text:p>181.25</text:p>
          </table:table-cell>
          <table:table-cell table:formula="of:=[.E237]-37.5" office:value-type="float" office:value="-288.75" calcext:value-type="float">
            <text:p>-288.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U53</text:p>
          </table:table-cell>
          <table:table-cell office:value-type="string" calcext:value-type="string">
            <text:p>DRV5033A</text:p>
          </table:table-cell>
          <table:table-cell office:value-type="string" calcext:value-type="string">
            <text:p>SOT-23</text:p>
          </table:table-cell>
          <table:table-cell table:formula="of:=[.D238]" office:value-type="float" office:value="218.75" calcext:value-type="float">
            <text:p>218.75</text:p>
          </table:table-cell>
          <table:table-cell table:formula="of:=[.E238]-37.5" office:value-type="float" office:value="-288.75" calcext:value-type="float">
            <text:p>-288.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U54</text:p>
          </table:table-cell>
          <table:table-cell office:value-type="string" calcext:value-type="string">
            <text:p>DRV5033A</text:p>
          </table:table-cell>
          <table:table-cell office:value-type="string" calcext:value-type="string">
            <text:p>SOT-23</text:p>
          </table:table-cell>
          <table:table-cell table:formula="of:=[.D239]" office:value-type="float" office:value="256.25" calcext:value-type="float">
            <text:p>256.25</text:p>
          </table:table-cell>
          <table:table-cell table:formula="of:=[.E239]-37.5" office:value-type="float" office:value="-288.75" calcext:value-type="float">
            <text:p>-288.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U55</text:p>
          </table:table-cell>
          <table:table-cell office:value-type="string" calcext:value-type="string">
            <text:p>DRV5033A</text:p>
          </table:table-cell>
          <table:table-cell office:value-type="string" calcext:value-type="string">
            <text:p>SOT-23</text:p>
          </table:table-cell>
          <table:table-cell table:formula="of:=[.D240]" office:value-type="float" office:value="293.75" calcext:value-type="float">
            <text:p>293.75</text:p>
          </table:table-cell>
          <table:table-cell table:formula="of:=[.E240]-37.5" office:value-type="float" office:value="-288.75" calcext:value-type="float">
            <text:p>-288.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U56</text:p>
          </table:table-cell>
          <table:table-cell office:value-type="string" calcext:value-type="string">
            <text:p>DRV5033A</text:p>
          </table:table-cell>
          <table:table-cell office:value-type="string" calcext:value-type="string">
            <text:p>SOT-23</text:p>
          </table:table-cell>
          <table:table-cell table:formula="of:=[.D241]" office:value-type="float" office:value="331.25" calcext:value-type="float">
            <text:p>331.25</text:p>
          </table:table-cell>
          <table:table-cell table:formula="of:=[.E241]-37.5" office:value-type="float" office:value="-288.75" calcext:value-type="float">
            <text:p>-288.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U57</text:p>
          </table:table-cell>
          <table:table-cell office:value-type="string" calcext:value-type="string">
            <text:p>DRV5033A</text:p>
          </table:table-cell>
          <table:table-cell office:value-type="string" calcext:value-type="string">
            <text:p>SOT-23</text:p>
          </table:table-cell>
          <table:table-cell table:formula="of:=[.D242]" office:value-type="float" office:value="68.75" calcext:value-type="float">
            <text:p>68.75</text:p>
          </table:table-cell>
          <table:table-cell table:formula="of:=[.E242]-37.5" office:value-type="float" office:value="-326.25" calcext:value-type="float">
            <text:p>-326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U58</text:p>
          </table:table-cell>
          <table:table-cell office:value-type="string" calcext:value-type="string">
            <text:p>DRV5033A</text:p>
          </table:table-cell>
          <table:table-cell office:value-type="string" calcext:value-type="string">
            <text:p>SOT-23</text:p>
          </table:table-cell>
          <table:table-cell table:formula="of:=[.D243]" office:value-type="float" office:value="106.25" calcext:value-type="float">
            <text:p>106.25</text:p>
          </table:table-cell>
          <table:table-cell table:formula="of:=[.E243]-37.5" office:value-type="float" office:value="-326.25" calcext:value-type="float">
            <text:p>-326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U59</text:p>
          </table:table-cell>
          <table:table-cell office:value-type="string" calcext:value-type="string">
            <text:p>DRV5033A</text:p>
          </table:table-cell>
          <table:table-cell office:value-type="string" calcext:value-type="string">
            <text:p>SOT-23</text:p>
          </table:table-cell>
          <table:table-cell table:formula="of:=[.D244]" office:value-type="float" office:value="143.75" calcext:value-type="float">
            <text:p>143.75</text:p>
          </table:table-cell>
          <table:table-cell table:formula="of:=[.E244]-37.5" office:value-type="float" office:value="-326.25" calcext:value-type="float">
            <text:p>-326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U60</text:p>
          </table:table-cell>
          <table:table-cell office:value-type="string" calcext:value-type="string">
            <text:p>DRV5033A</text:p>
          </table:table-cell>
          <table:table-cell office:value-type="string" calcext:value-type="string">
            <text:p>SOT-23</text:p>
          </table:table-cell>
          <table:table-cell table:formula="of:=[.D245]" office:value-type="float" office:value="181.25" calcext:value-type="float">
            <text:p>181.25</text:p>
          </table:table-cell>
          <table:table-cell table:formula="of:=[.E245]-37.5" office:value-type="float" office:value="-326.25" calcext:value-type="float">
            <text:p>-326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U61</text:p>
          </table:table-cell>
          <table:table-cell office:value-type="string" calcext:value-type="string">
            <text:p>DRV5033A</text:p>
          </table:table-cell>
          <table:table-cell office:value-type="string" calcext:value-type="string">
            <text:p>SOT-23</text:p>
          </table:table-cell>
          <table:table-cell table:formula="of:=[.D246]" office:value-type="float" office:value="218.75" calcext:value-type="float">
            <text:p>218.75</text:p>
          </table:table-cell>
          <table:table-cell table:formula="of:=[.E246]-37.5" office:value-type="float" office:value="-326.25" calcext:value-type="float">
            <text:p>-326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U62</text:p>
          </table:table-cell>
          <table:table-cell office:value-type="string" calcext:value-type="string">
            <text:p>DRV5033A</text:p>
          </table:table-cell>
          <table:table-cell office:value-type="string" calcext:value-type="string">
            <text:p>SOT-23</text:p>
          </table:table-cell>
          <table:table-cell table:formula="of:=[.D247]" office:value-type="float" office:value="256.25" calcext:value-type="float">
            <text:p>256.25</text:p>
          </table:table-cell>
          <table:table-cell table:formula="of:=[.E247]-37.5" office:value-type="float" office:value="-326.25" calcext:value-type="float">
            <text:p>-326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U63</text:p>
          </table:table-cell>
          <table:table-cell office:value-type="string" calcext:value-type="string">
            <text:p>DRV5033A</text:p>
          </table:table-cell>
          <table:table-cell office:value-type="string" calcext:value-type="string">
            <text:p>SOT-23</text:p>
          </table:table-cell>
          <table:table-cell table:formula="of:=[.D248]" office:value-type="float" office:value="293.75" calcext:value-type="float">
            <text:p>293.75</text:p>
          </table:table-cell>
          <table:table-cell table:formula="of:=[.E248]-37.5" office:value-type="float" office:value="-326.25" calcext:value-type="float">
            <text:p>-326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U64</text:p>
          </table:table-cell>
          <table:table-cell office:value-type="string" calcext:value-type="string">
            <text:p>DRV5033A</text:p>
          </table:table-cell>
          <table:table-cell office:value-type="string" calcext:value-type="string">
            <text:p>SOT-23</text:p>
          </table:table-cell>
          <table:table-cell table:formula="of:=[.D249]" office:value-type="float" office:value="331.25" calcext:value-type="float">
            <text:p>331.25</text:p>
          </table:table-cell>
          <table:table-cell table:formula="of:=[.E249]-37.5" office:value-type="float" office:value="-326.25" calcext:value-type="float">
            <text:p>-326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Q1</text:p>
          </table:table-cell>
          <table:table-cell office:value-type="string" calcext:value-type="string">
            <text:p>2N7002</text:p>
          </table:table-cell>
          <table:table-cell office:value-type="string" calcext:value-type="string">
            <text:p>SOT-23</text:p>
          </table:table-cell>
          <table:table-cell office:value-type="float" office:value="54" calcext:value-type="float">
            <text:p>54</text:p>
          </table:table-cell>
          <table:table-cell office:value-type="float" office:value="-68.75" calcext:value-type="float">
            <text:p>-68.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Q2</text:p>
          </table:table-cell>
          <table:table-cell office:value-type="string" calcext:value-type="string">
            <text:p>2N7002</text:p>
          </table:table-cell>
          <table:table-cell office:value-type="string" calcext:value-type="string">
            <text:p>SOT-23</text:p>
          </table:table-cell>
          <table:table-cell office:value-type="float" office:value="54" calcext:value-type="float">
            <text:p>54</text:p>
          </table:table-cell>
          <table:table-cell table:formula="of:=[.E258]-37.5" office:value-type="float" office:value="-106.25" calcext:value-type="float">
            <text:p>-106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Q3</text:p>
          </table:table-cell>
          <table:table-cell office:value-type="string" calcext:value-type="string">
            <text:p>2N7002</text:p>
          </table:table-cell>
          <table:table-cell office:value-type="string" calcext:value-type="string">
            <text:p>SOT-23</text:p>
          </table:table-cell>
          <table:table-cell office:value-type="float" office:value="54" calcext:value-type="float">
            <text:p>54</text:p>
          </table:table-cell>
          <table:table-cell table:formula="of:=[.E259]-37.5" office:value-type="float" office:value="-143.75" calcext:value-type="float">
            <text:p>-143.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Q4</text:p>
          </table:table-cell>
          <table:table-cell office:value-type="string" calcext:value-type="string">
            <text:p>2N7002</text:p>
          </table:table-cell>
          <table:table-cell office:value-type="string" calcext:value-type="string">
            <text:p>SOT-23</text:p>
          </table:table-cell>
          <table:table-cell office:value-type="float" office:value="54" calcext:value-type="float">
            <text:p>54</text:p>
          </table:table-cell>
          <table:table-cell table:formula="of:=[.E260]-37.5" office:value-type="float" office:value="-181.25" calcext:value-type="float">
            <text:p>-181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Q5</text:p>
          </table:table-cell>
          <table:table-cell office:value-type="string" calcext:value-type="string">
            <text:p>2N7002</text:p>
          </table:table-cell>
          <table:table-cell office:value-type="string" calcext:value-type="string">
            <text:p>SOT-23</text:p>
          </table:table-cell>
          <table:table-cell office:value-type="float" office:value="54" calcext:value-type="float">
            <text:p>54</text:p>
          </table:table-cell>
          <table:table-cell table:formula="of:=[.E261]-37.5" office:value-type="float" office:value="-218.75" calcext:value-type="float">
            <text:p>-218.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Q6</text:p>
          </table:table-cell>
          <table:table-cell office:value-type="string" calcext:value-type="string">
            <text:p>2N7002</text:p>
          </table:table-cell>
          <table:table-cell office:value-type="string" calcext:value-type="string">
            <text:p>SOT-23</text:p>
          </table:table-cell>
          <table:table-cell office:value-type="float" office:value="54" calcext:value-type="float">
            <text:p>54</text:p>
          </table:table-cell>
          <table:table-cell table:formula="of:=[.E262]-37.5" office:value-type="float" office:value="-256.25" calcext:value-type="float">
            <text:p>-256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Q7</text:p>
          </table:table-cell>
          <table:table-cell office:value-type="string" calcext:value-type="string">
            <text:p>2N7002</text:p>
          </table:table-cell>
          <table:table-cell office:value-type="string" calcext:value-type="string">
            <text:p>SOT-23</text:p>
          </table:table-cell>
          <table:table-cell office:value-type="float" office:value="54" calcext:value-type="float">
            <text:p>54</text:p>
          </table:table-cell>
          <table:table-cell table:formula="of:=[.E263]-37.5" office:value-type="float" office:value="-293.75" calcext:value-type="float">
            <text:p>-293.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Q8</text:p>
          </table:table-cell>
          <table:table-cell office:value-type="string" calcext:value-type="string">
            <text:p>2N7002</text:p>
          </table:table-cell>
          <table:table-cell office:value-type="string" calcext:value-type="string">
            <text:p>SOT-23</text:p>
          </table:table-cell>
          <table:table-cell office:value-type="float" office:value="54" calcext:value-type="float">
            <text:p>54</text:p>
          </table:table-cell>
          <table:table-cell table:formula="of:=[.E264]-37.5" office:value-type="float" office:value="-331.25" calcext:value-type="float">
            <text:p>-331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_1206_3216Metric_Pad1.30x1.75mm_HandSolder</text:p>
          </table:table-cell>
          <table:table-cell office:value-type="float" office:value="54" calcext:value-type="float">
            <text:p>54</text:p>
          </table:table-cell>
          <table:table-cell office:value-type="float" office:value="-64.25" calcext:value-type="float">
            <text:p>-64.2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_1206_3216Metric_Pad1.30x1.75mm_HandSolder</text:p>
          </table:table-cell>
          <table:table-cell office:value-type="float" office:value="54" calcext:value-type="float">
            <text:p>54</text:p>
          </table:table-cell>
          <table:table-cell table:formula="of:=[.E266]-37.5" office:value-type="float" office:value="-101.75" calcext:value-type="float">
            <text:p>-101.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_1206_3216Metric_Pad1.30x1.75mm_HandSolder</text:p>
          </table:table-cell>
          <table:table-cell office:value-type="float" office:value="54" calcext:value-type="float">
            <text:p>54</text:p>
          </table:table-cell>
          <table:table-cell table:formula="of:=[.E267]-37.5" office:value-type="float" office:value="-139.25" calcext:value-type="float">
            <text:p>-139.2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5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_1206_3216Metric_Pad1.30x1.75mm_HandSolder</text:p>
          </table:table-cell>
          <table:table-cell office:value-type="float" office:value="54" calcext:value-type="float">
            <text:p>54</text:p>
          </table:table-cell>
          <table:table-cell table:formula="of:=[.E268]-37.5" office:value-type="float" office:value="-176.75" calcext:value-type="float">
            <text:p>-176.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6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_1206_3216Metric_Pad1.30x1.75mm_HandSolder</text:p>
          </table:table-cell>
          <table:table-cell office:value-type="float" office:value="54" calcext:value-type="float">
            <text:p>54</text:p>
          </table:table-cell>
          <table:table-cell table:formula="of:=[.E269]-37.5" office:value-type="float" office:value="-214.25" calcext:value-type="float">
            <text:p>-214.2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7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_1206_3216Metric_Pad1.30x1.75mm_HandSolder</text:p>
          </table:table-cell>
          <table:table-cell office:value-type="float" office:value="54" calcext:value-type="float">
            <text:p>54</text:p>
          </table:table-cell>
          <table:table-cell table:formula="of:=[.E270]-37.5" office:value-type="float" office:value="-251.75" calcext:value-type="float">
            <text:p>-251.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8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_1206_3216Metric_Pad1.30x1.75mm_HandSolder</text:p>
          </table:table-cell>
          <table:table-cell office:value-type="float" office:value="54" calcext:value-type="float">
            <text:p>54</text:p>
          </table:table-cell>
          <table:table-cell table:formula="of:=[.E271]-37.5" office:value-type="float" office:value="-289.25" calcext:value-type="float">
            <text:p>-289.2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9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_1206_3216Metric_Pad1.30x1.75mm_HandSolder</text:p>
          </table:table-cell>
          <table:table-cell office:value-type="float" office:value="54" calcext:value-type="float">
            <text:p>54</text:p>
          </table:table-cell>
          <table:table-cell table:formula="of:=[.E272]-37.5" office:value-type="float" office:value="-326.75" calcext:value-type="float">
            <text:p>-326.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.AppleSystemUIFont" svg:font-family=".AppleSystemUIFont" style:font-family-generic="swiss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E" style:font-name-asian="Arial Unicode MS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E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Arial Unicode MS" style:font-family-asian="'Arial Unicode MS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9P0" style:volatile="true">
      <number:currency-symbol number:language="en" number:country="IE">€</number:currency-symbol>
      <number:number number:decimal-places="2" number:min-decimal-places="2" number:min-integer-digits="1" number:grouping="true"/>
    </number:currency-style>
    <number:currency-style style:name="N119">
      <style:text-properties fo:color="#ff0000"/>
      <number:text>-</number:text>
      <number:currency-symbol number:language="en" number:country="IE">€</number:currency-symbol>
      <number:number number:decimal-places="2" number:min-decimal-places="2" number:min-integer-digits="1" number:grouping="true"/>
      <style:map style:condition="value()&gt;=0" style:apply-style-name="N119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04">00/00/0000</text:date>, <text:time style:data-style-name="N2" text:time-value="10:53:05.89867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6-04-04T12:17:33.056507000</dc:date>
    <meta:editing-duration>PT1H36M9S</meta:editing-duration>
    <meta:editing-cycles>27</meta:editing-cycles>
    <meta:generator>LibreOffice/26.2.2.2$MacOSX_AARCH64 LibreOffice_project/1f77d10d6938fd34972958f64b2bcfa54f8b1ba5</meta:generator>
    <meta:document-statistic meta:table-count="1" meta:cell-count="1911" meta:object-count="0"/>
  </office:meta>
</office:document-meta>
</file>